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0438in"/>
    </style:style>
    <style:style style:name="Table1.B" style:family="table-column">
      <style:table-column-properties style:column-width="1.2799in"/>
    </style:style>
    <style:style style:name="Table1.D" style:family="table-column">
      <style:table-column-properties style:column-width="1.3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middle" fo:padding-left="0.075in" fo:padding-right="0.075in" fo:padding-top="0in" fo:padding-bottom="0in" fo:border="0.5pt solid #000000" style:writing-mode="lr-tb"/>
    </style:style>
    <style:style style:name="P1" style:family="paragraph" style:parent-style-name="Heading_20_2">
      <style:paragraph-properties fo:padding-left="0in" fo:padding-right="0in" fo:padding-top="0in" fo:padding-bottom="0.0138in" fo:border-left="none" fo:border-right="none" fo:border-top="none" fo:border-bottom="1.5pt solid #000000"/>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justify" style:justify-single-word="false"/>
    </style:style>
    <style:style style:name="P4" style:family="paragraph" style:parent-style-name="Standard">
      <style:text-properties fo:font-size="8pt" style:font-size-asian="8pt"/>
    </style:style>
    <style:style style:name="P5" style:family="paragraph" style:parent-style-name="Standard">
      <style:text-properties fo:font-size="8pt" style:font-size-asian="8pt" style:font-name-complex="Courier New"/>
    </style:style>
    <style:style style:name="P6" style:family="paragraph" style:parent-style-name="Standard">
      <style:paragraph-properties fo:text-align="center" style:justify-single-word="false"/>
      <style:text-properties fo:font-size="8pt" style:font-size-asian="8pt" style:font-name-complex="Courier New"/>
    </style:style>
    <style:style style:name="P7" style:family="paragraph" style:parent-style-name="Standard">
      <style:paragraph-properties fo:text-align="center" style:justify-single-word="false"/>
      <style:text-properties fo:font-size="8pt" fo:language="en" fo:country="US" fo:font-weight="bold" style:font-size-asian="8pt" style:font-weight-asian="bold" style:font-name-complex="Courier New" style:font-weight-complex="bold"/>
    </style:style>
    <style:style style:name="P8" style:family="paragraph" style:parent-style-name="Standard">
      <style:text-properties style:font-name="Courier New" fo:font-size="8pt" style:font-size-asian="8pt" style:font-name-complex="Courier New"/>
    </style:style>
    <style:style style:name="P9" style:family="paragraph" style:parent-style-name="Standard">
      <style:paragraph-properties fo:text-align="justify" style:justify-single-word="false"/>
      <style:text-properties style:font-name="Courier New" fo:font-size="8pt"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size-asian="8pt" style:language-asian="en" style:country-asian="US" style:font-name-complex="Courier New"/>
    </style:style>
    <style:style style:name="P11" style:family="paragraph" style:parent-style-name="Standard">
      <style:text-properties style:font-name="Courier New" fo:font-size="8pt" fo:language="en" fo:country="US" style:font-size-asian="8pt" style:font-name-complex="Courier New"/>
    </style:style>
    <style:style style:name="P12"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3" style:family="paragraph" style:parent-style-name="Standard">
      <style:text-properties style:font-name-complex="Courier New"/>
    </style:style>
    <style:style style:name="P14" style:family="paragraph" style:parent-style-name="Standard">
      <style:paragraph-properties fo:text-align="end" style:justify-single-word="false"/>
      <style:text-properties style:font-name-complex="Courier New"/>
    </style:style>
    <style:style style:name="P15" style:family="paragraph" style:parent-style-name="Standard">
      <style:paragraph-properties fo:text-align="center" style:justify-single-word="false"/>
    </style:style>
    <style:style style:name="P16" style:family="paragraph" style:parent-style-name="Standard">
      <style:paragraph-properties fo:margin-left="2.5in" fo:margin-right="0in" fo:text-align="justify" style:justify-single-word="false" fo:text-indent="0.5in" style:auto-text-indent="false"/>
    </style:style>
    <style:style style:name="P17" style:family="paragraph" style:parent-style-name="Standard">
      <style:paragraph-properties fo:margin-left="2.5in" fo:margin-right="0in" fo:text-align="justify" style:justify-single-word="false" fo:text-indent="0.5in" style:auto-text-indent="false"/>
      <style:text-properties fo:font-style="italic" style:font-style-asian="italic" style:font-style-complex="italic"/>
    </style:style>
    <style:style style:name="P18" style:family="paragraph" style:parent-style-name="Standard">
      <style:paragraph-properties fo:margin-left="0.5in" fo:margin-right="0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P19" style:family="paragraph" style:parent-style-name="Standard">
      <style:paragraph-properties fo:margin-left="0.5in" fo:margin-right="0in" fo:text-align="justify" style:justify-single-word="false" fo:text-indent="0in" style:auto-text-indent="false"/>
    </style:style>
    <style:style style:name="P2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1"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fo:background-color="#ff0000"/>
    </style:style>
    <style:style style:name="P22" style:family="paragraph" style:parent-style-name="Standard">
      <style:paragraph-properties fo:margin-left="0in" fo:margin-right="0in" fo:text-indent="0.5in" style:auto-text-indent="false"/>
    </style:style>
    <style:style style:name="P23" style:family="paragraph" style:parent-style-name="Standard">
      <style:paragraph-properties fo:margin-left="0in" fo:margin-right="0in" fo:text-align="justify" style:justify-single-word="false" fo:text-indent="0.5in" style:auto-text-indent="false"/>
    </style:style>
    <style:style style:name="P24" style:family="paragraph" style:parent-style-name="Standard">
      <style:paragraph-properties fo:margin-left="0in" fo:margin-right="0in" fo:text-align="justify" style:justify-single-word="false" fo:text-indent="0.5in" style:auto-text-indent="false"/>
      <style:text-properties style:font-name="Courier New" fo:font-size="8pt" fo:language="en" fo:country="US" style:font-size-asian="8pt" style:language-asian="en" style:country-asian="US" style:font-name-complex="Courier New"/>
    </style:style>
    <style:style style:name="P25" style:family="paragraph" style:parent-style-name="Название_20_объекта">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weight-complex="bold" fo:background-color="#ff0000"/>
    </style:style>
    <style:style style:name="T6" style:family="text">
      <style:text-properties fo:font-weight="bold" style:font-weight-asian="bold" style:font-weight-complex="bold"/>
    </style:style>
    <style:style style:name="T7" style:family="text">
      <style:text-properties fo:font-weight="bold" style:font-weight-asian="bold" style:font-weight-complex="bold" fo:background-color="#ff0000"/>
    </style:style>
    <style:style style:name="T8" style:family="text">
      <style:text-properties style:font-name="Courier New" style:font-name-complex="Courier New"/>
    </style:style>
    <style:style style:name="T9" style:family="text">
      <style:text-properties style:font-name="Courier New" fo:language="en" fo:country="US" style:font-name-complex="Courier New"/>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style:font-size-asian="8pt" style:language-asian="en" style:country-asian="US" style:font-name-complex="Courier New"/>
    </style:style>
    <style:style style:name="T13" style:family="text">
      <style:text-properties style:font-name="Courier New" fo:font-size="8pt" fo:language="en" fo:country="US" style:font-size-asian="8pt" style:language-asian="en" style:country-asian="US" style:font-name-complex="Courier New"/>
    </style:style>
    <style:style style:name="T14" style:family="text">
      <style:text-properties style:font-name-complex="Courier New"/>
    </style:style>
    <style:style style:name="T15" style:family="text">
      <style:text-properties fo:font-size="8pt" style:font-size-asian="8pt"/>
    </style:style>
    <style:style style:name="T16" style:family="text">
      <style:text-properties fo:font-size="8pt" style:font-size-asian="8pt" style:font-name-complex="Courier New"/>
    </style:style>
    <style:style style:name="T17" style:family="text">
      <style:text-properties fo:font-size="8pt" fo:language="en" fo:country="US" style:font-size-asian="8pt"/>
    </style:style>
    <style:style style:name="T18" style:family="text">
      <style:text-properties fo:font-size="8pt" fo:language="en" fo:country="US" style:font-size-asian="8pt" style:font-name-complex="Courier New"/>
    </style:style>
    <style:style style:name="T19" style:family="text">
      <style:text-properties fo:font-size="8pt" fo:language="en" fo:country="US" fo:font-weight="bold" style:font-size-asian="8pt" style:font-weight-asian="bold" style:font-name-complex="Courier New" style:font-weight-complex="bold"/>
    </style:style>
    <style:style style:name="T20" style:family="text">
      <style:text-properties fo:font-size="8pt" fo:font-weight="bold" style:font-size-asian="8pt" style:font-weight-asian="bold" style:font-name-complex="Courier New" style:font-weight-complex="bold"/>
    </style:style>
    <style:style style:name="T21" style:family="text">
      <style:text-properties fo:font-size="9pt" style:font-size-asian="9pt"/>
    </style:style>
    <style:style style:name="T22" style:family="text">
      <style:text-properties fo:font-size="9pt" fo:font-weight="bold" style:font-size-asian="9pt" style:font-weight-asian="bold" style:font-name-complex="Courier New"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Таблица"/>
      </text:sequence-decls>
      <text:h text:style-name="P2" text:outline-level="1">техника оптимизации под линуха</text:h>
      <text:p text:style-name="Standard">крис касперски ака мыщъх, no-email</text:p>
      <text:p text:style-name="Standard"/>
      <text:p text:style-name="P16"><text:span text:style-name="T1">…вычислительная машина</text:span><text:span text:style-name="T3"> </text:span><text:span text:style-name="T1">– новый могущественный инструмент. Однако немногие имеют представление об источнике этого могущества.</text:span></text:p>
      <text:p text:style-name="P17">Дж Вейценбаум Дж "Возможности вычислительных машин и человеческий разум. От суждений к вычислениям"</text:p>
      <text:p text:style-name="P18"/>
      <text:p text:style-name="P19"><text:span text:style-name="T6">сегодня мы займемся исследованием двух наиболее популярных </text:span><text:span text:style-name="T4">Linux</text:span><text:span text:style-name="T6">-компиляторов: GCC 3.3.4 и </text:span><text:span text:style-name="T4">Intel C</text:span><text:span text:style-name="T6">++ 8.0, а конкретно — сравнением мощности их оптимизаторов. для полноты картины в этот список включен </text:span><text:span text:style-name="T4">Microsoft</text:span><text:span text:style-name="T6"> </text:span><text:span text:style-name="T4">Visual C</text:span><text:span text:style-name="T6">++ 6.0 — один из лучших Windows-компиляторов.</text:span></text:p>
      <text:p text:style-name="P20"/>
      <text:p text:style-name="P21">(альтернативный вариант вступления на усмотрение редакции)</text:p>
      <text:p text:style-name="P19"><text:span text:style-name="T7">что находится под черной крышкой оптимизатора? чем один компилятор отличается от другого? правда ли, что </text:span><text:span text:style-name="T5">Intel C</text:span><text:span text:style-name="T7">++ намного круче </text:span><text:span text:style-name="T5">GCC</text:span><text:span text:style-name="T7">, а сам </text:span><text:span text:style-name="T5">GCC</text:span><text:span text:style-name="T7"> бьет любой </text:span><text:span text:style-name="T5">Windows</text:span><text:span text:style-name="T7">-компилятор?</text:span><text:span text:style-name="T6"> </text:span><text:span text:style-name="T7">хотите узнать как помочь оптимизатору сгенерировать намного более эффективный код?</text:span></text:p>
      <text:h text:style-name="Heading_20_2" text:outline-level="2">общие соображения по оптимизации</text:h>
      <text:p text:style-name="P23">Качество оптимизирующих компиляторов обычно оценивают по результатом комплексных тестов (мультимедийных, "общесистемных" или математических). Что именно оптимизируется и как — остается неясным. Основной "интеллект" оптимизаторов сосредоточен в высокоуровневом препроцессоре — своеобразном "ликвидаторе" наиболее очевидных программистских ошибок. Чем качественнее исходный код, тем хуже он поддается оптимизации. Только ведь… над качественным кодом _работать_ надо! Много знать и ожесточенно думать, ломая карандаши или вгрызаясь в клавиатуру. Кому-то это в радость, а кто-то предпочитает писать кое-как. Все равно, мол, компилятор, соптимизирует!</text:p>
      <text:p text:style-name="P23">Желание перебросить часть работы на транслятор — вполне естественно и нормально (для творчества больше времени останется), но нужно заранее знать, что именно он оптимизирует, а что только пытается. Но как это можно узнать? На фоне полнейшей терминологической неразберихи, когда одни и те же приемы оптимизации в каждом случае называются по-разному, прячась за ничего не говорящими штаммами типа "<text:span text:style-name="T2">copy</text:span> <text:span text:style-name="T2">propagation</text:span>" (размножение копий) или "<text:span text:style-name="T2">redundancy</text:span> <text:span text:style-name="T2">elimination</text:span>" (устранение избыточности), требуется очень качественная документация на компилятор, но она — увы — обычно ограничивается тупым перечислением оптимизирующих ключей с краткой пометкой за что каждый из них отвечает. Какие копии размножает компилятор и с какой целью? Какую избыточность он устраняет и зачем? Не является ли размножение внесением избыточности, которую самому же оптимизатору и приходится удалять?!</text:p>
      <text:p text:style-name="P23">Взять хотя бы документацию на компилятор <text:span text:style-name="T2">Intel C</text:span>++ 7.0/8.0. Будь у меня бумажная версия, я бы ее "употребил". Все равно, ни на что другое она не пригодна. Это просто перечень ключей командной строки, разбавленный словесным мусором, в котором нет никакой конкретики. Скачайте для сравнения документацию на компилятор фирмы <text:span text:style-name="T2">Hewlett</text:span>-<text:span text:style-name="T2">Packard</text:span> (кстати, моя любимая фирма): http://docs.hp.com/en/B6056-96002/B6056-96002.pdf. Доходчивое описание архитектуры процессора, советы по кодированию, тактика и стратегия оптимизирующей трансляции на конкретных примерах. Настоящая библия программиста!</text:p>
      <text:p text:style-name="P23">Остальные компиляторы оптимизируют примерно таким же образом, поэтому, эта библия вполне приемлема и для них. "Эффективность оптимизации" из абстрактных цифр превращается серию простых тестов, каждый из которых можно прогнать через транслятор и потрогать руками. Дизассемблирование откомпилированных файлов позволяет однозначно установить — справился ли оптимизатор со своей задачей или нет.</text:p>
      <text:p text:style-name="P23">Здесь сравниваются два наиболее популярных <text:span text:style-name="T2">Linux</text:span>-компилятора: <text:span text:style-name="T2">GCC </text:span>3.3.4 (стабильная версия, проверенная временем, входящая в большинство современных дистрибьютивов), и <text:span text:style-name="T2">Intel C</text:span>++<text:span text:style-name="T2"> </text:span>8.0 (далее по тексту <text:span text:style-name="T2">icl</text:span>), пропагандируемый как самый <text:soft-page-break/>эффективный компилятор всех временен и народов, 30-дневная ознакомительная версия которого лежит на <text:span text:style-name="T2">ftp</text:span>-сервере фирмы. Для полноты картины в этот список включен древний, но все еще используемый <text:span text:style-name="T2">Windows</text:span>-компилятор <text:span text:style-name="T2">Microsoft Visual C</text:span>++<text:span text:style-name="T2"> </text:span>6.0, для краткости обозначаемый как <text:span text:style-name="T2">vc</text:span>.</text:p>
      <text:p text:style-name="P23">Если не оговорено обратное, приведенные примеры должны компилироваться со следующими ключами: -<text:span text:style-name="T2">O</text:span>3<text:span text:style-name="T2"> </text:span>–<text:span text:style-name="T2">march</text:span>=<text:span text:style-name="T2">pentium</text:span>3 (<text:span text:style-name="T2">gcc</text:span>), -<text:span text:style-name="T2">O</text:span>3<text:span text:style-name="T2"> </text:span>–<text:span text:style-name="T2">mcpu</text:span>=<text:span text:style-name="T2">pentium</text:span>4 (<text:span text:style-name="T2">icl</text:span>) и /<text:span text:style-name="T2">Ox</text:span> (<text:span text:style-name="T2">vc</text:span>).</text:p>
      <text:h text:style-name="P1" text:outline-level="2">* константы</text:h>
      <text:h text:style-name="Heading_20_3" text:outline-level="3">свертка констант</text:h>
      <text:p text:style-name="P23">Вычисление констант на стадии компиляции (оно же, "размножение" или "свертка" констант, <text:span text:style-name="T2">constant</text:span> <text:span text:style-name="T2">elimination</text:span>/<text:span text:style-name="T2">folding</text:span>/<text:span text:style-name="T2">propagation</text:span> или сокращенно <text:span text:style-name="T2">CP</text:span>) — популярный прием оптимизации, избавляющий программиста от необходимости постоянно иметь калькулятор под рукой. Все константные выражения (как целочисленные, так и вещественные) обрабатываются транслятором самостоятельно и в откомпилированный код не попадают.</text:p>
      <text:p text:style-name="P23">Рассмотрим следующий пример: <text:span text:style-name="T9">a</text:span><text:span text:style-name="T8"> = 2 * 2; </text:span><text:span text:style-name="T9">b </text:span><text:span text:style-name="T8">=</text:span><text:span text:style-name="T9"> </text:span><text:span text:style-name="T8">4 * с / 2; </text:span>Компиляторы, поддерживающие такую стратегию оптимизации превратят его в: <text:span text:style-name="T9">a </text:span><text:span text:style-name="T8">=</text:span><text:span text:style-name="T9"> </text:span><text:span text:style-name="T8">4; </text:span><text:span text:style-name="T9">b </text:span><text:span text:style-name="T8">=</text:span><text:span text:style-name="T9"> </text:span><text:span text:style-name="T8">2</text:span><text:span text:style-name="T9"> </text:span><text:span text:style-name="T8">*</text:span><text:span text:style-name="T9"> </text:span><text:span text:style-name="T8">с;</text:span></text:p>
      <text:p text:style-name="P23">Улучшенная свертка констант, в англоязычной литературе именуемая "<text:span text:style-name="T2">advanced</text:span> <text:span text:style-name="T2">constant</text:span> <text:span text:style-name="T2">folding</text:span>/<text:span text:style-name="T2">propagation</text:span>" заменяет все константные переменные их непосредственным значением, например: <text:span text:style-name="T9">a </text:span><text:span text:style-name="T8">=</text:span><text:span text:style-name="T9"> </text:span><text:span text:style-name="T8">2; </text:span><text:span text:style-name="T9">b </text:span><text:span text:style-name="T8">=</text:span><text:span text:style-name="T9"> </text:span><text:span text:style-name="T8">2</text:span><text:span text:style-name="T9"> </text:span><text:span text:style-name="T8">*</text:span><text:span text:style-name="T9"> a</text:span><text:span text:style-name="T8">; </text:span><text:span text:style-name="T9">c </text:span><text:span text:style-name="T8">=</text:span><text:span text:style-name="T9"> b </text:span><text:span text:style-name="T8">-</text:span><text:span text:style-name="T9"> a</text:span><text:span text:style-name="T8">;</text:span> превращается в <text:span text:style-name="T9">c </text:span><text:span text:style-name="T8">= 2</text:span>; </text:p>
      <text:p text:style-name="P23">Свертку констант в полной мере поддерживают все три рассматриваемых компилятора: <text:span text:style-name="T2">vc</text:span>, <text:span text:style-name="T2">icl</text:span> и gcc.</text:p>
      <text:h text:style-name="Heading_20_3" text:outline-level="3">объединение констант</text:h>
      <text:p text:style-name="P23">Несколько строковых констант с идентичным содержимым для экономии памяти могут быть объедены ("<text:span text:style-name="T2">merge</text:span>") в одну. Тоже самое относится и к вещественным значениям. Целочисленные 32-битные константы объединять невыгодно, поскольку ссылка на константу занимает больше места, чем машинная команда с копией константы внутри.</text:p>
      <text:p text:style-name="P23">Покажем технику объединения на следующем примере:</text:p>
      <text:p text:style-name="P23"/>
      <text:p text:style-name="Standard"><text:span text:style-name="T10"><text:tab/></text:span><text:span text:style-name="T11">printf</text:span><text:span text:style-name="T10">("</text:span><text:span text:style-name="T11">hello</text:span><text:span text:style-name="T10">,</text:span><text:span text:style-name="T11">world</text:span><text:span text:style-name="T10">!\</text:span><text:span text:style-name="T11">n</text:span><text:span text:style-name="T10">");<text:tab/><text:tab/>// одна строковая константа</text:span></text:p>
      <text:p text:style-name="Standard"><text:span text:style-name="T10"><text:tab/></text:span><text:span text:style-name="T11">printf</text:span><text:span text:style-name="T10">("</text:span><text:span text:style-name="T11">hello</text:span><text:span text:style-name="T10">,</text:span><text:span text:style-name="T11">world</text:span><text:span text:style-name="T10">!\</text:span><text:span text:style-name="T11">n</text:span><text:span text:style-name="T10">");<text:tab/><text:tab/>// другая константа идентичная первой</text:span></text:p>
      <text:p text:style-name="Standard"><text:span text:style-name="T10"><text:tab/></text:span><text:span text:style-name="T11">printf</text:span><text:span text:style-name="T10">("</text:span><text:span text:style-name="T11">i</text:span><text:span text:style-name="T10"> </text:span><text:span text:style-name="T11">say</text:span><text:span text:style-name="T10"> </text:span><text:span text:style-name="T11">hello</text:span><text:span text:style-name="T10">, </text:span><text:span text:style-name="T11">world</text:span><text:span text:style-name="T10">!\</text:span><text:span text:style-name="T11">n</text:span><text:span text:style-name="T10">");<text:tab/>// константа с идентичной подстрокой</text:span></text:p>
      <text:p text:style-name="P25">Листинг <text:sequence text:ref-name="refЛистинг0" text:name="Листинг" text:formula="ooow:Листинг+1" style:num-format="1">1</text:sequence><text:span text:style-name="T2"> </text:span>не оптимизированный кандидат в объединение констант</text:p>
      <text:p text:style-name="P23">Компилятор <text:span text:style-name="T2">vc</text:span> "честно" генерирует все три строковые константы, а <text:span text:style-name="T2">gcc</text:span> и <text:span text:style-name="T2">icl</text:span> только две из них: <text:span text:style-name="T8">"</text:span><text:span text:style-name="T9">hello</text:span><text:span text:style-name="T8">,</text:span><text:span text:style-name="T9">world</text:span><text:span text:style-name="T8">!\</text:span><text:span text:style-name="T9">n</text:span><text:span text:style-name="T8">"</text:span> и <text:span text:style-name="T8">"</text:span><text:span text:style-name="T9">i</text:span><text:span text:style-name="T8"> </text:span><text:span text:style-name="T9">say</text:span><text:span text:style-name="T8"> </text:span><text:span text:style-name="T9">hello</text:span><text:span text:style-name="T8">, </text:span><text:span text:style-name="T9">world</text:span><text:span text:style-name="T8">!\</text:span><text:span text:style-name="T9">n</text:span><text:span text:style-name="T8">"</text:span>. На то, что первая строка совпадает с концом второй, ни один из компиляторов не обратил внимание. Это тем более печально, что язык Си не позволяет управлять размещением переменных в памяти и классический ассемблерный трюк с передачей указателя на середину строки здесь не проходит. Можно, конечно, поднатужиться и написать:</text:p>
      <text:p text:style-name="P23"/>
      <text:p text:style-name="P3"><text:span text:style-name="T10"><text:tab/></text:span><text:span text:style-name="T11">s[]="i say hello, world!\n";<text:tab/><text:tab/>// </text:span><text:span text:style-name="T10">размещаем</text:span><text:span text:style-name="T11"> </text:span><text:span text:style-name="T10">строку</text:span><text:span text:style-name="T11"> </text:span><text:span text:style-name="T10">в</text:span><text:span text:style-name="T11"> </text:span><text:span text:style-name="T10">памяти</text:span></text:p>
      <text:p text:style-name="P3"><text:span text:style-name="T11"><text:tab/>printf</text:span><text:span text:style-name="T10">(&amp;</text:span><text:span text:style-name="T11">s</text:span><text:span text:style-name="T10">[6]);<text:tab/><text:tab/><text:tab/><text:tab/>// выводим подстроку</text:span></text:p>
      <text:p text:style-name="P3"><text:span text:style-name="T10"><text:tab/></text:span><text:span text:style-name="T11">printf</text:span><text:span text:style-name="T10">(&amp;</text:span><text:span text:style-name="T11">s</text:span><text:span text:style-name="T10">[6]);<text:tab/><text:tab/><text:tab/><text:tab/>// выводим подстроку</text:span></text:p>
      <text:p text:style-name="P3"><text:span text:style-name="T10"><text:tab/></text:span><text:span text:style-name="T11">printf</text:span><text:span text:style-name="T10">(</text:span><text:span text:style-name="T11">s</text:span><text:span text:style-name="T10">);<text:tab/><text:tab/><text:tab/><text:tab/>// выводим всю строку целиком</text:span></text:p>
      <text:p text:style-name="P25">Листинг <text:sequence text:ref-name="refЛистинг1" text:name="Листинг" text:formula="ooow:Листинг+1" style:num-format="1">2</text:sequence> частично оптимизированный вариант</text:p>
      <text:p text:style-name="P23">Но ведь позицию подстроки в строке придется определять вручную, тупым подсчетом букв! Или использовать макросы, определяя длину строки с помощью <text:span text:style-name="T2">sizeof</text:span>, только… это же сколько кодить надо!</text:p>
      <text:p text:style-name="P22"/>
      <text:p text:style-name="Standard"><text:span text:style-name="T10"><text:tab/></text:span><text:span text:style-name="T11">#define s1 "i say "<text:tab/><text:tab/><text:tab/>// </text:span><text:span text:style-name="T10">левая</text:span><text:span text:style-name="T11"> </text:span><text:span text:style-name="T10">половинка</text:span></text:p>
      <text:p text:style-name="Standard"><text:span text:style-name="T11"><text:tab/>#define s2 "hello, world!\n"<text:tab/><text:tab/>// </text:span><text:span text:style-name="T10">правая</text:span><text:span text:style-name="T11"> </text:span><text:span text:style-name="T10">половинка</text:span></text:p>
      <text:p text:style-name="Standard"><text:span text:style-name="T11"><text:tab/>char</text:span><text:span text:style-name="T10"> </text:span><text:span text:style-name="T11">s</text:span><text:span text:style-name="T10">[]=</text:span><text:span text:style-name="T11">s</text:span><text:span text:style-name="T10">1 </text:span><text:span text:style-name="T11">s</text:span><text:span text:style-name="T10">2;<text:tab/><text:tab/><text:tab/>// конструируем всю строку целиком</text:span></text:p>
      <text:p text:style-name="Standard"><text:span text:style-name="T10"><text:tab/></text:span><text:span text:style-name="T11">printf</text:span><text:span text:style-name="T10">(&amp;</text:span><text:span text:style-name="T11">s</text:span><text:span text:style-name="T10">[</text:span><text:span text:style-name="T11">sizeof</text:span><text:span text:style-name="T10">(</text:span><text:span text:style-name="T11">s</text:span><text:span text:style-name="T10">1)-1]);<text:tab/><text:tab/>// автоматически вычисляем позицию</text:span></text:p>
      <text:p text:style-name="Standard"><text:span text:style-name="T10"><text:tab/></text:span><text:span text:style-name="T11">printf</text:span><text:span text:style-name="T10">(&amp;</text:span><text:span text:style-name="T11">s</text:span><text:span text:style-name="T10">[</text:span><text:span text:style-name="T11">sizeof</text:span><text:span text:style-name="T10">(</text:span><text:span text:style-name="T11">s</text:span><text:span text:style-name="T10">1)-1]);<text:tab/><text:tab/>// автоматически вычисляем позицию</text:span></text:p>
      <text:p text:style-name="Standard"><text:span text:style-name="T10"><text:tab/></text:span><text:span text:style-name="T11">printf</text:span><text:span text:style-name="T10">(</text:span><text:span text:style-name="T11">s</text:span><text:span text:style-name="T10">);<text:tab/><text:tab/><text:tab/><text:tab/>// выводим всю строку</text:span></text:p>
      <text:p text:style-name="P25">Листинг<text:span text:style-name="T2"> </text:span><text:sequence text:ref-name="refЛистинг2" text:name="Листинг" text:formula="ooow:Листинг+1" style:num-format="1">3</text:sequence><text:span text:style-name="T2"> </text:span>полностью оптимизированный вариант</text:p>
      <text:p text:style-name="P23"><text:soft-page-break/>Причем, в отличии от ситуации с объедением двух полностью тождественных строк (которой можно только похвастаться перед остальными компиляторами), задача объединения подстроки со строкой встречается довольно часто.</text:p>
      <text:h text:style-name="Heading_20_3" text:outline-level="3">константная подстановка в условиях</text:h>
      <text:p text:style-name="P23">Переменные, использующиеся для "принятия решения" о ветвлении, в каждой из веток имеют вполне предсказуемые значения, зачастую являющееся константами. Код вида: <text:span text:style-name="T9">if</text:span><text:span text:style-name="T8"> (</text:span><text:span text:style-name="T9">a</text:span><text:span text:style-name="T8"> == 4)</text:span><text:span text:style-name="T9"> b </text:span><text:span text:style-name="T8">=</text:span><text:span text:style-name="T9"> </text:span><text:span text:style-name="T8">2 * a;</text:span> может быть преобразован в: <text:span text:style-name="T9">if</text:span><text:span text:style-name="T8"> (</text:span><text:span text:style-name="T9">a</text:span><text:span text:style-name="T8"> == 4)</text:span><text:span text:style-name="T9"> b</text:span><text:span text:style-name="T8">= 8</text:span>, что компиляторы <text:span text:style-name="T2">vc</text:span>/<text:span text:style-name="T2">gcc</text:span> и осуществляют, избавляясь от лишней операции умножения, а вот <text:span text:style-name="T2">icl</text:span> этого сделать не догадывается.</text:p>
      <text:h text:style-name="Heading_20_3" text:outline-level="3">константная подстановка в функциях</text:h>
      <text:p text:style-name="P23">Если все аргументы функции — константы, и она не имеет никаких побочных эффектов типа модификации глобальных/статических переменных, возвращаемое значение так же будет константой. Однако, компиляторы в подавляющем большинстве случаев об этом не догадываются. Поле зрения оптимизатора ограничено телом функции. "Сквозная" подстановка аргументов ("свертка функций") осуществима лишь в случае встраиваемых (<text:span text:style-name="T2">inline</text:span>) функций или глобального режима оптимизации.</text:p>
      <text:p text:style-name="P23">Компилятор <text:span text:style-name="T2">icl</text:span> имеет специальный набор ключей –<text:span text:style-name="T2">ip</text:span>/-<text:span text:style-name="T2">ipo</text:span>, форсирующий глобальную оптимизацию в текущем файле и всех исходных текстах соответственно, что позволяет ему выполнять константную подстановку в следующем коде:</text:p>
      <text:p text:style-name="Standard"/>
      <text:p text:style-name="P3"><text:span text:style-name="T12"><text:tab/></text:span><text:span text:style-name="T12">f1(int a, int b)</text:span></text:p>
      <text:p text:style-name="P10"><text:tab/>{</text:p>
      <text:p text:style-name="P23"><text:span text:style-name="T12"><text:tab/></text:span><text:span text:style-name="T12">return a+b;</text:span></text:p>
      <text:p text:style-name="P3"><text:span text:style-name="T12"><text:tab/></text:span><text:span text:style-name="T12">}</text:span></text:p>
      <text:p text:style-name="P24"/>
      <text:p text:style-name="P3"><text:span text:style-name="T12"><text:tab/></text:span><text:span text:style-name="T12">f2 ()</text:span></text:p>
      <text:p text:style-name="P3"><text:span text:style-name="T12"><text:tab/></text:span><text:span text:style-name="T12">{</text:span></text:p>
      <text:p text:style-name="P3"><text:span text:style-name="T12"><text:tab/></text:span><text:span text:style-name="T12"><text:tab/>return f1(0x69, 0x96) + 0x666;</text:span></text:p>
      <text:p text:style-name="P3"><text:span text:style-name="T12"><text:tab/></text:span><text:span text:style-name="T12">}</text:span></text:p>
      <text:p text:style-name="P25">Листинг <text:sequence text:ref-name="refЛистинг3" text:name="Листинг" text:formula="ooow:Листинг+1" style:num-format="1">4</text:sequence><text:span text:style-name="T2"> </text:span>кандидат на константную подстановку</text:p>
      <text:p text:style-name="P23">Компилятор <text:span text:style-name="T2">gcc</text:span> достигает аналогичного результата лишь за счет режима агрессивного "инлайнинга", а <text:span text:style-name="T2">vc</text:span> "честно" выполняет вызов функции, до тех пор пока программист не вставит ключевое слово "<text:span text:style-name="T2">inline</text:span>", но никаких гарантий, что <text:span text:style-name="T2">vc</text:span> не проигнорирует это предписание, у нас нет.</text:p>
      <text:h text:style-name="P1" text:outline-level="2">* код и переменные</text:h>
      <text:h text:style-name="Heading_20_3" text:outline-level="3">удаление мертвого кода</text:h>
      <text:p text:style-name="P23">"Мертвым кодом" (<text:span text:style-name="T2">dead</text:span> <text:span text:style-name="T2">code</text:span>) называется код, никогда не получающий управления и впустую транжирящий дисковое пространство и оперативную память. В простейшем случае он представляет собой условие, ложность которых очевидна еще на стадии трансляции, или код, расположенный после безусловного возврата из функции.</text:p>
      <text:p text:style-name="P23">Вот, например: <text:span text:style-name="T9">if</text:span><text:span text:style-name="T8"> (0) </text:span><text:span text:style-name="T9">n</text:span><text:span text:style-name="T8">++; </text:span><text:span text:style-name="T9">else</text:span><text:span text:style-name="T8"> </text:span><text:span text:style-name="T9">n</text:span><text:span text:style-name="T8">--; </text:span>Это несложная задача и с нею успешно справляются все три рассматриваемых компилятора.</text:p>
      <text:p text:style-name="P23">А вот в следующем случае бесполезность выражения "<text:span text:style-name="T2">n</text:span>++" уже не столь очевидна: <text:span text:style-name="T9">for </text:span><text:span text:style-name="T8">(</text:span><text:span text:style-name="T9">a </text:span><text:span text:style-name="T8">= 0;</text:span><text:span text:style-name="T9"> a </text:span><text:span text:style-name="T8">&lt;</text:span><text:span text:style-name="T9"> </text:span><text:span text:style-name="T8">6;</text:span><text:span text:style-name="T9"> a</text:span><text:span text:style-name="T8">++)</text:span><text:span text:style-name="T9"> if </text:span><text:span text:style-name="T8">(</text:span><text:span text:style-name="T9">a</text:span><text:span text:style-name="T8"> &lt; 0) </text:span><text:span text:style-name="T9">n</text:span><text:span text:style-name="T8">++;</text:span> Условие (<text:span text:style-name="T2">a </text:span>&lt;<text:span text:style-name="T2"> </text:span>0) всегда ложно, поскольку цикл начинается с 0 и продолжается до 6. Из всех трех рассматриваемых компиляторов это по "зубам" только <text:span text:style-name="T2">icl</text:span>.</text:p>
      <text:p text:style-name="Standard"/>
      <text:h text:style-name="Heading_20_3" text:outline-level="3">удаление неиспользуемых функций</text:h>
      <text:p text:style-name="P23">Объявленные, но ни разу не вызванные функции, компилятору не так-то просто удалить. Технология раздельной компиляции (одни файл исходного текста – один объектный модуль) предполагает, что функция, не использующаяся в текущем модуле, вполне может вызываться из остальных. Реальный расклад выявляется лишь на стадии компоновки. Выходит, <text:soft-page-break/>неиспользуемые функции должен удалить линкер? Но "выцарапать" мертвую функцию из объектного файла еще сложнее! Для этого линкеру необходимо иметь мощный дизассемблер и нехилый искусственный интеллект в придачу.</text:p>
      <text:p text:style-name="P23">Компилятор <text:span text:style-name="T2">icl</text:span> в режиме глобальной оптимизации (ключ –<text:span text:style-name="T2">ipo</text:span>) отслеживает неиспользуемые функции еще на этапе трансляции и в объектный модуль они не попадают. Остальные компиляторы ничем таким похвастаться не могут. Поэтому, категорически не рекомендуется держать весь проект в одном файле (особенно если вы пишите библиотеку). Помещайте в файл только "родственные" функции, которые всегда используются в паре и по отдельности не имеют никакого смысла. Одна функция на объектный файл – это вполне нормально. Две-три еще терпимо, а вот больше — уже перебор. Присмотритесь как устроены стандартные библиотеки языка Си и ваши программы сразу похудеют.</text:p>
      <text:h text:style-name="Heading_20_3" text:outline-level="3">удаление неиспользуемых переменных</text:h>
      <text:p text:style-name="P23">Объявленные, но неиспользуемые переменные, удаляются всеми современными компиляторами. Древние оптимизаторы удаляли лишь переменные, к которым не происходило ни одного обращения, сейчас же оптимизатор строит своеобразное "абстрактное дерево" и ветви, ведущие в никуда полностью обрубаются.</text:p>
      <text:p text:style-name="P23">В приведенном ниже примере, <text:span text:style-name="T2">vc</text:span>, <text:span text:style-name="T2">icl</text:span> и <text:span text:style-name="T2">gcc</text:span> удаляют все три переменных — <text:span text:style-name="T2">a</text:span>, <text:span text:style-name="T2">b</text:span> и с:</text:p>
      <text:p text:style-name="Standard"/>
      <text:p text:style-name="P11">main(int n, char **v)</text:p>
      <text:p text:style-name="P8">{</text:p>
      <text:p text:style-name="Standard"><text:span text:style-name="T10"><text:tab/></text:span><text:span text:style-name="T11">int</text:span><text:span text:style-name="T10"> </text:span><text:span text:style-name="T11">a</text:span><text:span text:style-name="T10">,</text:span><text:span text:style-name="T11">b</text:span><text:span text:style-name="T10">,</text:span><text:span text:style-name="T11">c</text:span><text:span text:style-name="T10">;</text:span></text:p>
      <text:p text:style-name="Standard"><text:span text:style-name="T10"><text:tab/></text:span><text:span text:style-name="T11">a</text:span><text:span text:style-name="T10"> =</text:span><text:span text:style-name="T11">n</text:span><text:span text:style-name="T10">; </text:span></text:p>
      <text:p text:style-name="Standard"><text:span text:style-name="T10"><text:tab/></text:span><text:span text:style-name="T11">b</text:span><text:span text:style-name="T10"> = </text:span><text:span text:style-name="T11">a</text:span><text:span text:style-name="T10"> + 1;</text:span></text:p>
      <text:p text:style-name="Standard"><text:span text:style-name="T10"><text:tab/></text:span><text:span text:style-name="T11">c</text:span><text:span text:style-name="T10"> = 6*</text:span><text:span text:style-name="T11">b</text:span><text:span text:style-name="T10">; // переменная </text:span><text:span text:style-name="T11">c</text:span><text:span text:style-name="T10"> не используется, а значит переменные </text:span><text:span text:style-name="T11">a</text:span><text:span text:style-name="T10"> и </text:span><text:span text:style-name="T11">b</text:span><text:span text:style-name="T10"> лишнее</text:span></text:p>
      <text:p text:style-name="Standard"><text:span text:style-name="T10"><text:tab/></text:span><text:span text:style-name="T11">return n;</text:span></text:p>
      <text:p text:style-name="P11">}</text:p>
      <text:p text:style-name="P25">Листинг <text:sequence text:ref-name="refЛистинг4" text:name="Листинг" text:formula="ooow:Листинг+1" style:num-format="1">5</text:sequence><text:span text:style-name="T2"> </text:span>пример программы с неиспользуемыми переменными</text:p>
      <text:h text:style-name="Heading_20_3" text:outline-level="3">удаление неиспользуемых выражений</text:h>
      <text:p text:style-name="P23">Неиспользуемые выражения удаляются всеми тремя рассматриваемыми компиляторами.</text:p>
      <text:p text:style-name="P23">Вот например:</text:p>
      <text:p text:style-name="P22"/>
      <text:p text:style-name="P11">main(int n, char** v)</text:p>
      <text:p text:style-name="P11">{</text:p>
      <text:p text:style-name="P11"><text:tab/>int a,b;</text:p>
      <text:p text:style-name="Standard"><text:span text:style-name="T11"><text:tab/>a</text:span><text:span text:style-name="T10"> = </text:span><text:span text:style-name="T11">n</text:span><text:span text:style-name="T10">+0</text:span><text:span text:style-name="T11">x</text:span><text:span text:style-name="T10">666;<text:tab/><text:tab/>// не используется, перекрывается (2*</text:span><text:span text:style-name="T11">n</text:span><text:span text:style-name="T10">)</text:span></text:p>
      <text:p text:style-name="Standard"><text:span text:style-name="T10"><text:tab/></text:span><text:span text:style-name="T11">b</text:span><text:span text:style-name="T10"> = </text:span><text:span text:style-name="T11">n</text:span><text:span text:style-name="T10">-0</text:span><text:span text:style-name="T11">x</text:span><text:span text:style-name="T10">999;<text:tab/><text:tab/>// теряется при выходе их функции</text:span></text:p>
      <text:p text:style-name="Standard"><text:span text:style-name="T10"><text:tab/></text:span><text:span text:style-name="T11">a</text:span><text:span text:style-name="T10"> = 2*</text:span><text:span text:style-name="T11">n</text:span><text:span text:style-name="T10">;<text:tab/><text:tab/>// единственное используемое выражение</text:span></text:p>
      <text:p text:style-name="Standard"><text:span text:style-name="T10"><text:tab/></text:span><text:span text:style-name="T11">return a;</text:span></text:p>
      <text:p text:style-name="P11"/>
      <text:p text:style-name="P11">}</text:p>
      <text:p text:style-name="P25">Листинг <text:sequence text:ref-name="refЛистинг5" text:name="Листинг" text:formula="ooow:Листинг+1" style:num-format="1">6</text:sequence><text:span text:style-name="T2"> </text:span>пример программы с неиспользуемыми выражениями</text:p>
      <text:p text:style-name="P23">Выражение (<text:span text:style-name="T2">n</text:span>+0<text:span text:style-name="T2">x</text:span>666) не используется, перекрываясь следующей операцией присвоения (2*<text:span text:style-name="T2">n</text:span>). Выражение (<text:span text:style-name="T2">n</text:span>-0<text:span text:style-name="T2">x</text:span>999) теряется при выходе из функции. Следовательно, наш код эквивалентен: <text:span text:style-name="T9">return </text:span><text:span text:style-name="T8">(</text:span><text:span text:style-name="T9">n </text:span><text:span text:style-name="T8">–</text:span><text:span text:style-name="T9"> </text:span><text:span text:style-name="T8">0</text:span><text:span text:style-name="T9">x</text:span><text:span text:style-name="T8">999)</text:span>.</text:p>
      <text:p text:style-name="P23">Не всегда такая оптимизация проходит безболезненно. Компиляторы "забывают" о том, что некоторые вычисления имеют побочные эффект в виде выброса исключения. Код вида: <text:span text:style-name="T9">a</text:span><text:span text:style-name="T8"> = </text:span><text:span text:style-name="T9">b</text:span><text:span text:style-name="T8">/</text:span><text:span text:style-name="T9">c</text:span><text:span text:style-name="T8">; </text:span><text:span text:style-name="T9">a</text:span><text:span text:style-name="T8"> = </text:span><text:span text:style-name="T9">d</text:span>, можно оптимизировать в том, и только в том случае, если переменная <text:span text:style-name="T2">c</text:span> заведомо не равна нулю. Но ни один из трех рассматриваемых компиляторов такой проверки не выполняет! Забавно, но в сокращении арифметических выражений (о которых речь еще впереди), оптимизаторы ведут себя намного более осторожно — никто из них не рискует заменять сокращать выражение <text:span text:style-name="T8">(</text:span><text:span text:style-name="T9">a</text:span><text:span text:style-name="T8">/</text:span><text:span text:style-name="T9">a</text:span><text:span text:style-name="T8">)</text:span> 1 до единицы, даже если переменная <text:span text:style-name="T2">a</text:span> заведомо не равна нулю! Бардак в общем.</text:p>
      <text:h text:style-name="Heading_20_3" text:outline-level="3">удаление лишних обращений к памяти</text:h>
      <text:p text:style-name="P23">Компиляторы стремятся размещать переменные в регистрах, избегая "дорогостоящих" операций обращения к памяти. Взять хотя бы такой код: "<text:span text:style-name="T9">i </text:span><text:span text:style-name="T8">=*</text:span><text:span text:style-name="T9">p</text:span><text:span text:style-name="T8">+</text:span><text:span text:style-name="T9">c</text:span><text:span text:style-name="T8">; </text:span><text:span text:style-name="T9">b </text:span><text:span text:style-name="T8">=</text:span><text:span text:style-name="T9"> </text:span><text:span text:style-name="T8">*</text:span><text:span text:style-name="T9">p</text:span><text:span text:style-name="T8"> - </text:span><text:span text:style-name="T9">d</text:span><text:span text:style-name="T8">;</text:span>". Очевидно, что второе обращение к *<text:span text:style-name="T2">p</text:span> лишнее и компиляторы поступают так: <text:span text:style-name="T9">t </text:span><text:span text:style-name="T8">=*</text:span><text:span text:style-name="T9">p</text:span><text:span text:style-name="T8">; </text:span><text:soft-page-break/><text:span text:style-name="T9">i</text:span><text:span text:style-name="T8"> = </text:span><text:span text:style-name="T9">t</text:span><text:span text:style-name="T8">+</text:span><text:span text:style-name="T9">c</text:span><text:span text:style-name="T8">; </text:span><text:span text:style-name="T9">b </text:span><text:span text:style-name="T8">=</text:span><text:span text:style-name="T9"> t</text:span><text:span text:style-name="T8">-</text:span><text:span text:style-name="T9">d</text:span>, при этом неявно полагается, что содержимое ячейки *<text:span text:style-name="T2">p</text:span> не изменяется никаким внешним кодом, в противном случае оптимизация будет носить диверсионно-разрушительный характер. Что если переменная используется для обмена данными/синхронизации нескольких потоков? Что если какой-то драйвер возвращает через нее результат своей работы? Наконец, что если мы хотим получить исключение по обращению к странице памяти? Для усмирения оптимизатора во всех этих случаях необходимо объявлять переменную как <text:span text:style-name="T9">volatile</text:span> (буквально: "изменчивый", "неуловимый"), тогда при каждом обращении она будет перечитываться из памяти.</text:p>
      <text:p text:style-name="P23">Указатели<text:span text:style-name="T2"> </text:span>– настоящий бич оптимизации. Компилятор никогда не может быть уверен, адресуют ли две переменных различные области памяти или обращаются к одной и той же ячейке памяти.</text:p>
      <text:p text:style-name="P23">Вот, например:</text:p>
      <text:p text:style-name="P23"/>
      <text:p text:style-name="P12">f(int *a, int *b)</text:p>
      <text:p text:style-name="P9">{</text:p>
      <text:p text:style-name="P3"><text:span text:style-name="T10"><text:tab/></text:span><text:span text:style-name="T11">int</text:span><text:span text:style-name="T10"> </text:span><text:span text:style-name="T11">x</text:span><text:span text:style-name="T10">;</text:span></text:p>
      <text:p text:style-name="P3"><text:span text:style-name="T10"><text:tab/></text:span><text:span text:style-name="T11">x</text:span><text:span text:style-name="T10"> = *</text:span><text:span text:style-name="T11">a</text:span><text:span text:style-name="T10"> + *</text:span><text:span text:style-name="T11">b</text:span><text:span text:style-name="T10">;<text:tab/>// сложение содержимого двух ячеек</text:span></text:p>
      <text:p text:style-name="P3"><text:span text:style-name="T10"><text:tab/>*</text:span><text:span text:style-name="T11">b</text:span><text:span text:style-name="T10"> = 0</text:span><text:span text:style-name="T11">x</text:span><text:span text:style-name="T10">69;<text:tab/>// изменение ячейки *</text:span><text:span text:style-name="T11">b</text:span><text:span text:style-name="T10">, адрес которой не известен компилятору</text:span></text:p>
      <text:p text:style-name="P3"><text:span text:style-name="T10"><text:tab/></text:span><text:span text:style-name="T11">x</text:span><text:span text:style-name="T10"> += *</text:span><text:span text:style-name="T11">a</text:span><text:span text:style-name="T10">;<text:tab/>// нет гарантии что запись в ячейку *</text:span><text:span text:style-name="T11">b</text:span><text:span text:style-name="T10"> не изменила ячейку *</text:span><text:span text:style-name="T11">a</text:span></text:p>
      <text:p text:style-name="P9">}</text:p>
      <text:p text:style-name="P25">Листинг <text:sequence text:ref-name="refЛистинг6" text:name="Листинг" text:formula="ooow:Листинг+1" style:num-format="1">7</text:sequence><text:span text:style-name="T2"> </text:span>пример с лишними обращениями к памяти, от которых нельзя избавиться</text:p>
      <text:p text:style-name="P23">Компилятор не может разместить содержимое *<text:span text:style-name="T2">a</text:span> во временной переменной, поскольку если ячейки *<text:span text:style-name="T2">a</text:span> и *<text:span text:style-name="T2">b</text:span> частично или полностью перекрываются, модификация ячейки *<text:span text:style-name="T2">b</text:span> приводит к неожиданному изменению ячейки *<text:span text:style-name="T2">a</text:span>!</text:p>
      <text:p text:style-name="P23">Тоже самое относится и к следующему примеру:</text:p>
      <text:p text:style-name="P23"/>
      <text:p text:style-name="P12">f(char *x, int *dst, int n)</text:p>
      <text:p text:style-name="P9">{</text:p>
      <text:p text:style-name="P9"><text:tab/>int i;</text:p>
      <text:p text:style-name="P3"><text:span text:style-name="T10"><text:tab/></text:span><text:span text:style-name="T11">for (i = 0; i &lt; n; i++) *dst += x[i];</text:span></text:p>
      <text:p text:style-name="P9">}</text:p>
      <text:p text:style-name="P25">Листинг<text:span text:style-name="T2"> </text:span><text:sequence text:ref-name="refЛистинг7" text:name="Листинг" text:formula="ooow:Листинг+1" style:num-format="1">8</text:sequence><text:span text:style-name="T2"> </text:span>пример с лишними обращениями к памяти, от которых можно избавиться вручную</text:p>
      <text:p text:style-name="P23">Компилятор не может (не имеет права) выносить переменную <text:span text:style-name="T2">dst</text:span> за пределы цикла и обращения к памяти будут происходить на каждой итерации. Чтобы этого избежать, программист должен переписать код так:</text:p>
      <text:p text:style-name="P23"/>
      <text:p text:style-name="P12">f(char *x, int *dst, int n)</text:p>
      <text:p text:style-name="P12">{</text:p>
      <text:p text:style-name="P12"><text:tab/>int i,t =0;</text:p>
      <text:p text:style-name="P3"><text:span text:style-name="T11"><text:tab/>for</text:span><text:span text:style-name="T10"> (</text:span><text:span text:style-name="T11">i</text:span><text:span text:style-name="T10">=0;</text:span><text:span text:style-name="T11">i</text:span><text:span text:style-name="T10">&lt;</text:span><text:span text:style-name="T11">n</text:span><text:span text:style-name="T10">;</text:span><text:span text:style-name="T11">i</text:span><text:span text:style-name="T10">++) </text:span><text:span text:style-name="T11">t</text:span><text:span text:style-name="T10">+=</text:span><text:span text:style-name="T11">x</text:span><text:span text:style-name="T10">[</text:span><text:span text:style-name="T11">i</text:span><text:span text:style-name="T10">];<text:tab/>// сохранение суммы во временной переменной</text:span></text:p>
      <text:p text:style-name="P3"><text:span text:style-name="T10"><text:tab/>*</text:span><text:span text:style-name="T11">dst</text:span><text:span text:style-name="T10">+=</text:span><text:span text:style-name="T11">t</text:span><text:span text:style-name="T10">;<text:tab/><text:tab/><text:tab/>// запись конечного результата в память</text:span></text:p>
      <text:p text:style-name="P9">}</text:p>
      <text:p text:style-name="P25">Листинг <text:sequence text:ref-name="refЛистинг8" text:name="Листинг" text:formula="ooow:Листинг+1" style:num-format="1">9</text:sequence> оптимизированный вариант</text:p>
      <text:h text:style-name="Heading_20_3" text:outline-level="3">удаление копий переменных</text:h>
      <text:p text:style-name="P23">Для экономии памяти компиляторы обычно сокращают количество используемых переменных, выполняя алгебраический разворот выражений и удаляя лишние копии. В англоязычной литературе за данной техникой оптимизации закреплен термин "<text:span text:style-name="T2">copy</text:span> <text:span text:style-name="T2">propagation</text:span>", суть которого поясняется в следующем примере:</text:p>
      <text:p text:style-name="Standard"/>
      <text:p text:style-name="P11">main(int n, char** v)</text:p>
      <text:p text:style-name="P8">{</text:p>
      <text:p text:style-name="Standard"><text:span text:style-name="T10"><text:tab/></text:span><text:span text:style-name="T11">int</text:span><text:span text:style-name="T10"> </text:span><text:span text:style-name="T11">a</text:span><text:span text:style-name="T10">,</text:span><text:span text:style-name="T11">b</text:span><text:span text:style-name="T10">;</text:span></text:p>
      <text:p text:style-name="Standard"><text:span text:style-name="T10"><text:tab/></text:span><text:span text:style-name="T11">a</text:span><text:span text:style-name="T10"> = </text:span><text:span text:style-name="T11">n</text:span><text:span text:style-name="T10">+1;</text:span></text:p>
      <text:p text:style-name="Standard"><text:span text:style-name="T10"><text:tab/></text:span><text:span text:style-name="T11">b</text:span><text:span text:style-name="T10"> = 1-</text:span><text:span text:style-name="T11">a</text:span><text:span text:style-name="T10">;<text:tab/>// избавляется от переменной </text:span><text:span text:style-name="T11">a</text:span><text:span text:style-name="T10">: (1 – (</text:span><text:span text:style-name="T11">n</text:span><text:span text:style-name="T10"> + 1));</text:span></text:p>
      <text:p text:style-name="Standard"><text:span text:style-name="T10"><text:tab/></text:span><text:span text:style-name="T11">return</text:span><text:span text:style-name="T10"> </text:span><text:span text:style-name="T11">a</text:span><text:span text:style-name="T10">-</text:span><text:span text:style-name="T11">b</text:span><text:span text:style-name="T10">;<text:tab/>// избавляется от переменной </text:span><text:span text:style-name="T11">b</text:span><text:span text:style-name="T10">: ((</text:span><text:span text:style-name="T11">n</text:span><text:span text:style-name="T10"> + 1) – (1 – (</text:span><text:span text:style-name="T11">n</text:span><text:span text:style-name="T10"> + 1)));</text:span></text:p>
      <text:p text:style-name="P8">}</text:p>
      <text:p text:style-name="P25">Листинг <text:sequence text:ref-name="refЛистинг9" text:name="Листинг" text:formula="ooow:Листинг+1" style:num-format="1">10</text:sequence> переменные <text:span text:style-name="T2">a</text:span> и <text:span text:style-name="T2">b</text:span> — лишнее</text:p>
      <text:p text:style-name="P23"><text:soft-page-break/>Очевидно, что его можно переписать как (<text:span text:style-name="T8">2*</text:span><text:span text:style-name="T9">n</text:span><text:span text:style-name="T8">+1</text:span>), избавившись сразу от двух переменных. Все три рассматриваемых компилятора именно так и поступают. (С технической точки зрения данный примем оптимизации является частным случаем более общего механизма алгебраического упрощения выражений и распределения регистров).</text:p>
      <text:h text:style-name="Heading_20_3" text:outline-level="3">размножение переменных</text:h>
      <text:p text:style-name="P23">На процессорах с конвейерной архитектурой удаление "лишних" копий порождает ложную зависимость по данным, приводящую к падению производительности и переменные приходится не только "сворачивать", но и размножать!</text:p>
      <text:p text:style-name="P23">Вот<text:span text:style-name="T2"> </text:span>например<text:span text:style-name="T2">:</text:span></text:p>
      <text:p text:style-name="P23"/>
      <text:p text:style-name="P12"><text:tab/>a = x + y;</text:p>
      <text:p text:style-name="P3"><text:span text:style-name="T11"><text:tab/>b</text:span><text:span text:style-name="T10"> = </text:span><text:span text:style-name="T11">a</text:span><text:span text:style-name="T10"> + 1;<text:tab/>// </text:span><text:span text:style-name="T11">b</text:span><text:span text:style-name="T10"> зависит от </text:span><text:span text:style-name="T11">a</text:span></text:p>
      <text:p text:style-name="P3"><text:span text:style-name="T10"><text:tab/></text:span><text:span text:style-name="T11">a = i - j;</text:span></text:p>
      <text:p text:style-name="P3"><text:span text:style-name="T11"><text:tab/>c</text:span><text:span text:style-name="T10"> = </text:span><text:span text:style-name="T11">a</text:span><text:span text:style-name="T10"> – 1;<text:tab/>// с зависит от </text:span><text:span text:style-name="T11">a</text:span><text:span text:style-name="T10">… точнее от ее второй "копии"</text:span></text:p>
      <text:p text:style-name="P25">Листинг <text:sequence text:ref-name="refЛистинг10" text:name="Листинг" text:formula="ooow:Листинг+1" style:num-format="1">11</text:sequence> ложная зависимость по данным</text:p>
      <text:p text:style-name="P23">Операции (<text:span text:style-name="T2">x</text:span> + <text:span text:style-name="T2">y</text:span>) и (<text:span text:style-name="T2">i </text:span>–<text:span text:style-name="T2"> j</text:span>) могут быть выполнены одновременно, но чтобы сохранить результат вычислений, часть процессорных модулей вынуждена простаивать в ожидании пока не освободиться переменна <text:span text:style-name="T2">a</text:span>.</text:p>
      <text:p text:style-name="P23">Чтобы устранить эту зависимость код необходимо переписать так:</text:p>
      <text:p text:style-name="P23"/>
      <text:p text:style-name="P3"><text:span text:style-name="T10"><text:tab/></text:span><text:span text:style-name="T11">a1 = x + y;</text:span></text:p>
      <text:p text:style-name="P3"><text:span text:style-name="T11"><text:tab/>b</text:span><text:span text:style-name="T10"> = </text:span><text:span text:style-name="T11">a</text:span><text:span text:style-name="T10">1 + 1;<text:tab/>// </text:span><text:span text:style-name="T11">b</text:span><text:span text:style-name="T10"> зависит от </text:span><text:span text:style-name="T11">a</text:span><text:span text:style-name="T10">1</text:span></text:p>
      <text:p text:style-name="P3"><text:span text:style-name="T10"><text:tab/></text:span><text:span text:style-name="T11">a2 = i - j;</text:span></text:p>
      <text:p text:style-name="P3"><text:span text:style-name="T11"><text:tab/>c</text:span><text:span text:style-name="T10"> = </text:span><text:span text:style-name="T11">a</text:span><text:span text:style-name="T10">2 – 1;<text:tab/>// </text:span><text:span text:style-name="T11">c</text:span><text:span text:style-name="T10"> зависит от </text:span><text:span text:style-name="T11">a</text:span><text:span text:style-name="T10">2, но не зависит от </text:span><text:span text:style-name="T11">a</text:span><text:span text:style-name="T10">1</text:span></text:p>
      <text:p text:style-name="P25">Листинг <text:sequence text:ref-name="refЛистинг11" text:name="Листинг" text:formula="ooow:Листинг+1" style:num-format="1">12</text:sequence> размножение переменной <text:span text:style-name="T2">a</text:span> устраняет зависимость по данным</text:p>
      <text:p text:style-name="P23">Простейшие зависимости по данным процессоры от <text:span text:style-name="T2">Pentium Pro</text:span> и выше устраняют самостоятельно. Ручное размножение переменных здесь только вредит — количество регистров общего назначения ограничено и компиляторам их катастрофически не хватает. Но это только снаружи. Внутри процессора содержится здоровый регистровый файл, автоматически "расщепляющий" регистры по мере необходимости.</text:p>
      <text:p text:style-name="P23">Сложные зависимости по данным на микро-уровне уже неразрешимы и чтобы справится с ними, необходимо иметь доступ к исходному тексту программы. Компилятор <text:span text:style-name="T2">icl</text:span> устраняет большинство зависимостей, остальные же оставляют все как есть. </text:p>
      <text:h text:style-name="Heading_20_3" text:outline-level="3">распределение переменных по регистрам</text:h>
      <text:p text:style-name="P23">Регистров общего назначения всего семь, а чаще и того меньше. Регистр <text:span text:style-name="T2">EBP</text:span> используется для организации фреймов (так же называемых стековыми кадрами), регистр <text:span text:style-name="T2">EAX</text:span> по общепринятому соглашению используется для возращения значения функции. Некоторые команды (строковые операции, умножение/деление) работают с фиксированным набором регистров, который на протяжении всей функции приходился держать "под сукном" или постоянно гонять данные от одного регистра к другому, что так же не добавляет производительности.</text:p>
      <text:p text:style-name="P23">Стратегия оптимального распределения переменных по регистрам (<text:span text:style-name="T2">global</text:span> <text:span text:style-name="T2">registers</text:span> <text:span text:style-name="T2">allocation</text:span>) — сложная задача, которую еще предстоит решить. Пусть слово "<text:span text:style-name="T2">global</text:span>" не вводит вас в заблуждение. Эта глобальность сугубо локального масштаба, ограниченная одной-единственной функцией, а то и ее частью.</text:p>
      <text:p text:style-name="P23">Компиляторы стремятся помещать в регистры наиболее интенсивно используемые переменные, однако, под "интенсивностью" здесь понимается отнюдь не частота использования, а количество "упоминаний". Но ведь не все "упоминания" равнозначны! Вот, например, <text:span text:style-name="T9">if </text:span><text:span text:style-name="T8">(++</text:span><text:span text:style-name="T9">a </text:span><text:span text:style-name="T8">% 16)</text:span><text:span text:style-name="T9"> b</text:span><text:span text:style-name="T8">++; </text:span><text:span text:style-name="T9">else</text:span><text:span text:style-name="T8"> </text:span><text:span text:style-name="T9">c</text:span><text:span text:style-name="T8">++;</text:span> обращение к переменной <text:span text:style-name="T2">c</text:span> происходит в 16 раз чаще! Статистка обращений не всегда может быть получена путем прямого анализа исходного кода программы, так что ждать помощи со стороны машины — наивно.</text:p>
      <text:p text:style-name="P23">Языки Си/Си++ поддерживают специальное ключевое слово "<text:span text:style-name="T2">register</text:span>", управляющее размещением переменных, однако, оно носит характер рекомендации, а не императива и все три рассматриваемых компилятора его игнорируют, предпочитая интеллекту программиста свой собственный машинный интеллект.</text:p>
      <text:p text:style-name="P23"><text:soft-page-break/>Представляет интерес сравнить распределение переменных по регистрам в глубоко вложенных циклах, поскольку его вклад в общую производительность весьма значителен. Рассмотрим следующий пример:</text:p>
      <text:p text:style-name="Standard"/>
      <text:p text:style-name="P11">int *a, *b;</text:p>
      <text:p text:style-name="P11">main(int n, char **v)</text:p>
      <text:p text:style-name="P11">{</text:p>
      <text:p text:style-name="Standard"><text:span text:style-name="T10"><text:tab/></text:span><text:span text:style-name="T11">int i,j; int sum=0;</text:span></text:p>
      <text:p text:style-name="P11"><text:tab/>for (i = 0; i &lt; n; i++)</text:p>
      <text:p text:style-name="Standard"><text:span text:style-name="T10"><text:tab/><text:tab/></text:span><text:span text:style-name="T11">for (j = 0; j &lt; n; j++)</text:span></text:p>
      <text:p text:style-name="P11"><text:tab/><text:tab/><text:tab/>sum += sum*a[n*i + j] + sum/b[j] + x++;</text:p>
      <text:p text:style-name="P11"><text:tab/>return sum+x;</text:p>
      <text:p text:style-name="P8">}</text:p>
      <text:p text:style-name="P25">Листинг<text:span text:style-name="T2"> </text:span><text:sequence text:ref-name="refЛистинг12" text:name="Листинг" text:formula="ooow:Листинг+1" style:num-format="1">13</text:sequence><text:span text:style-name="T2"> </text:span>глубоко вложенный цикл чувствителен к качеству распределения переменных по регистрам</text:p>
      <text:p text:style-name="P23">Компилятору <text:span text:style-name="T2">v</text:span>с регистров общего назначения уже не хватило и три переменных, обрабатываемых внешним циклом, "вылетели" в стек. Компилятору <text:span text:style-name="T2">icl</text:span> "уложился" в 14 (!) стековых переменных, 5 (!) из которых обрабатываются во внутреннем цикле! О какой производительности после этого можно говорить?! Второе место занял <text:span text:style-name="T2">gcc </text:span>– из 10 стековых переменных, 5 расположены во внутреннем цикле. А вы еще <text:span text:style-name="T2">Microsoft</text:span> ругаете…</text:p>
      <text:h text:style-name="Heading_20_3" text:outline-level="3">регистровые ре-ассоциации</text:h>
      <text:p text:style-name="P23">Для преодоления катастрофической нехватки регистров, некоторые компиляторы стремятся совмещать счетчик цикла с указателем на обрабатываемые данные. Код<text:span text:style-name="T2"> </text:span>вида<text:span text:style-name="T2"> "</text:span><text:span text:style-name="T9">for (i = 0; I &lt; n; i++) n+=a[i];</text:span><text:span text:style-name="T2">" </text:span>превращается<text:span text:style-name="T2"> </text:span>ими<text:span text:style-name="T2"> </text:span>в<text:span text:style-name="T2"> "</text:span><text:span text:style-name="T9">for (p= a; p &lt; &amp;a[n]; p++) n+=*p;</text:span><text:span text:style-name="T2">" </text:span>Экономия<text:span text:style-name="T2"> </text:span>налицо<text:span text:style-name="T2">! </text:span>Впервые (насколько мне известно) эта техника использовалась в компиляторах фирмы <text:span text:style-name="T2">Hewlett</text:span>-<text:span text:style-name="T2">Packard</text:span>, где она фигурировала под термином <text:span text:style-name="T3">register</text:span><text:span text:style-name="T1"> </text:span><text:span text:style-name="T3">reassociation</text:span>. А что же конкуренты?! Возьмем следующий код (кстати, выдранный из документации на <text:span text:style-name="T2">HP</text:span> компилятор):</text:p>
      <text:p text:style-name="Standard"/>
      <text:p text:style-name="P11">int a[10][20][30];</text:p>
      <text:p text:style-name="Standard"><text:span text:style-name="T11">void example (void)</text:span></text:p>
      <text:p text:style-name="P11">{</text:p>
      <text:p text:style-name="Standard"><text:span text:style-name="T10"><text:tab/></text:span><text:span text:style-name="T11">int i, j, k;</text:span></text:p>
      <text:p text:style-name="Standard"><text:span text:style-name="T10"><text:tab/></text:span><text:span text:style-name="T11">for (k = 0; k &lt; 10; k++)</text:span></text:p>
      <text:p text:style-name="Standard"><text:span text:style-name="T10"><text:tab/><text:tab/></text:span><text:span text:style-name="T11">for (j = 0; j &lt; 10;j++)</text:span></text:p>
      <text:p text:style-name="Standard"><text:span text:style-name="T10"><text:tab/><text:tab/><text:tab/></text:span><text:span text:style-name="T11">for (i = 0; i &lt; 10; i++)</text:span></text:p>
      <text:p text:style-name="Standard"><text:span text:style-name="T10"><text:tab/><text:tab/><text:tab/><text:tab/></text:span><text:span text:style-name="T11">a[i][j][k] = 1;</text:span></text:p>
      <text:p text:style-name="P11">}</text:p>
      <text:p text:style-name="P25">Листинг <text:sequence text:ref-name="refЛистинг13" text:name="Листинг" text:formula="ooow:Листинг+1" style:num-format="1">14</text:sequence> неоптимизированный кандидат на регистровую ре-ассоциацию</text:p>
      <text:p text:style-name="P22">Грамотный оптимизатор должен переписать его так:</text:p>
      <text:p text:style-name="Standard"/>
      <text:p text:style-name="P11">int a[10][20][30];</text:p>
      <text:p text:style-name="P11">void example (void)</text:p>
      <text:p text:style-name="P11">{</text:p>
      <text:p text:style-name="Standard"><text:span text:style-name="T10"><text:tab/></text:span><text:span text:style-name="T11">int i, j, k;</text:span></text:p>
      <text:p text:style-name="Standard"><text:span text:style-name="T10"><text:tab/></text:span><text:span text:style-name="T11">register int (*p)[20][30];</text:span></text:p>
      <text:p text:style-name="Standard"><text:span text:style-name="T10"><text:tab/></text:span><text:span text:style-name="T11">for (k = 0; k &lt; 10; k++)</text:span></text:p>
      <text:p text:style-name="Standard"><text:span text:style-name="T10"><text:tab/><text:tab/></text:span><text:span text:style-name="T11">for (j = 0; j &lt; 10; j++)</text:span></text:p>
      <text:p text:style-name="Standard"><text:span text:style-name="T10"><text:tab/><text:tab/><text:tab/></text:span><text:span text:style-name="T11">for (p = (int (*)[20][30]) &amp;a[0][j][k], i = 0; i &lt; 10; i++)</text:span></text:p>
      <text:p text:style-name="Standard"><text:span text:style-name="T10"><text:tab/>*(</text:span><text:span text:style-name="T11">p</text:span><text:span text:style-name="T10">++[0][0]) = 1;</text:span></text:p>
      <text:p text:style-name="P8">}</text:p>
      <text:p text:style-name="P25">Листинг <text:sequence text:ref-name="refЛистинг14" text:name="Листинг" text:formula="ooow:Листинг+1" style:num-format="1">15</text:sequence> оптимизированный вариант — счетчик цикла совмещен с указателем на массив</text:p>
      <text:p text:style-name="P23">Эксперимент показывает, что ни <text:span text:style-name="T2">vc</text:span>, ни <text:span text:style-name="T2">gc</text:span>с не выполняют регистровых реассоциаций ни в сложных, ни даже в простейших случаях. С приведенным примером справился один лишь <text:span text:style-name="T2">icl</text:span>, впрочем, это его все равно не спасает и <text:span text:style-name="T2">vc</text:span> распределяет регистры намного лучше.</text:p>
      <text:p text:style-name="P3"/>
      <text:h text:style-name="P1" text:outline-level="2"><text:soft-page-break/>* выражения</text:h>
      <text:h text:style-name="Heading_20_3" text:outline-level="3">упрощение выражений</text:h>
      <text:p text:style-name="P23">Выполнять алгебраические упрощения оптимизаторы научились лишь недавно, но эффект, как говориться превзошел все ожидания. Редкий программистский код не содержит выражений, которые было бы нельзя сократить. Откройте документацию по <text:span text:style-name="T2">MFC</text:span> на разделе "<text:span text:style-name="T2">Changing</text:span> <text:span text:style-name="T2">the</text:span> <text:span text:style-name="T2">Styles</text:span> <text:span text:style-name="T2">of</text:span> <text:span text:style-name="T2">a</text:span> <text:span text:style-name="T2">Window</text:span> <text:span text:style-name="T2">Created</text:span> <text:span text:style-name="T2">by</text:span> <text:span text:style-name="T2">MFC</text:span>" и поучитесь как нужно писать программы.</text:p>
      <text:p text:style-name="P22"/>
      <text:p text:style-name="Standard"><text:span text:style-name="T11">BOOL CMainFrame::PreCreateWindow(CREATESTRUCT&amp; cs) </text:span></text:p>
      <text:p text:style-name="P11">{</text:p>
      <text:p text:style-name="Standard"><text:span text:style-name="T10"><text:tab/></text:span><text:span text:style-name="T11">// Create a window without min/max buttons or sizable border </text:span></text:p>
      <text:p text:style-name="Standard"><text:span text:style-name="T10"><text:tab/></text:span><text:span text:style-name="T11">cs.style = WS_OVERLAPPED | WS_SYSMENU | WS_BORDER;</text:span></text:p>
      <text:p text:style-name="P11"/>
      <text:p text:style-name="Standard"><text:span text:style-name="T10"><text:tab/></text:span><text:span text:style-name="T11">// Size the window to 1/3 screen size and center it </text:span></text:p>
      <text:p text:style-name="Standard"><text:span text:style-name="T10"><text:tab/></text:span><text:span text:style-name="T11">cs.cy = ::GetSystemMetrics(SM_CYSCREEN) / 3; </text:span></text:p>
      <text:p text:style-name="Standard"><text:span text:style-name="T10"><text:tab/></text:span><text:span text:style-name="T11">cs.cx = ::GetSystemMetrics(SM_CXSCREEN) / 3; </text:span></text:p>
      <text:p text:style-name="Standard"><text:span text:style-name="T10"><text:tab/></text:span><text:span text:style-name="T11">cs</text:span><text:span text:style-name="T10">.</text:span><text:span text:style-name="T11">y</text:span><text:span text:style-name="T10"> = ((</text:span><text:span text:style-name="T11">cs</text:span><text:span text:style-name="T10">.</text:span><text:span text:style-name="T11">cy</text:span><text:span text:style-name="T10"> * 3) - </text:span><text:span text:style-name="T11">cs</text:span><text:span text:style-name="T10">.</text:span><text:span text:style-name="T11">cy</text:span><text:span text:style-name="T10">) / 2; </text:span></text:p>
      <text:p text:style-name="Standard"><text:span text:style-name="T10"><text:tab/></text:span><text:span text:style-name="T11">cs</text:span><text:span text:style-name="T10">.</text:span><text:span text:style-name="T11">x</text:span><text:span text:style-name="T10"> = ((</text:span><text:span text:style-name="T11">cs</text:span><text:span text:style-name="T10">.</text:span><text:span text:style-name="T11">cx</text:span><text:span text:style-name="T10"> * 3) - </text:span><text:span text:style-name="T11">cs</text:span><text:span text:style-name="T10">.</text:span><text:span text:style-name="T11">cx</text:span><text:span text:style-name="T10">) / 2;</text:span></text:p>
      <text:p text:style-name="P8"/>
      <text:p text:style-name="Standard"><text:span text:style-name="T10"><text:tab/></text:span><text:span text:style-name="T11">// Call the base-class version</text:span></text:p>
      <text:p text:style-name="Standard"><text:span text:style-name="T10"><text:tab/></text:span><text:span text:style-name="T11">return CFrameWnd::PreCreateWindow(cs); </text:span></text:p>
      <text:p text:style-name="P8">}</text:p>
      <text:p text:style-name="P25">Листинг <text:sequence text:ref-name="refЛистинг15" text:name="Листинг" text:formula="ooow:Листинг+1" style:num-format="1">16</text:sequence> это так <text:span text:style-name="T2">Microsoft</text:span> нас учит писать программы</text:p>
      <text:p text:style-name="P23">Неудивительно, что <text:span text:style-name="T2">Windows</text:span> так тормозит! Чтобы понять очевидное, парням из <text:span text:style-name="T2">Microsoft</text:span> потребовалось две операции умножения, две — деления и две — сложения. Итого: шесть операций. Проверим, сможет ли оптимизатор избавится от мусорных операций, предварительно переписав код так:</text:p>
      <text:p text:style-name="P22"/>
      <text:p text:style-name="P11">struct CS{int x;int y;};</text:p>
      <text:p text:style-name="P11">main(int n, char *v)</text:p>
      <text:p text:style-name="P11">{</text:p>
      <text:p text:style-name="P11"><text:tab/>int x,y; struct CS cs;</text:p>
      <text:p text:style-name="P11"><text:tab/>cs.y = n; cs.x = n;</text:p>
      <text:p text:style-name="P11"><text:tab/>y = ((cs.y * 3) - cs.y) / 2;</text:p>
      <text:p text:style-name="P11"><text:tab/>x = ((cs.x * 3) - cs.x) / 2;</text:p>
      <text:p text:style-name="Standard"><text:span text:style-name="T11"><text:tab/>return y - x;</text:span></text:p>
      <text:p text:style-name="P11">}</text:p>
      <text:p text:style-name="P25">Листинг<text:span text:style-name="T2"> </text:span><text:sequence text:ref-name="refЛистинг16" text:name="Листинг" text:formula="ooow:Листинг+1" style:num-format="1">17</text:sequence><text:span text:style-name="T2"> </text:span>неоптимизированный кандидат на алгебраическое упрощение</text:p>
      <text:p text:style-name="P23">Компилятор <text:span text:style-name="T2">vc</text:span> выбрасывает лишь часть операций, но чем он руководствуется при этом— непонятно. Оптимизатор легко раскрывает скобки ((<text:span text:style-name="T2">cs</text:span>.<text:span text:style-name="T2">y</text:span>*3) – <text:span text:style-name="T2">cs</text:span>.<text:span text:style-name="T2">y</text:span>), но дальше этого он не идет, послушно выполняя бессмысленную операцию (<text:span text:style-name="T2">cs</text:span>.<text:span text:style-name="T2">y</text:span>*2 / 2). И тут же, словно одумавшись, принудительно обнуляет регистр <text:span text:style-name="T2">EAX</text:span>, возвращая ноль. Судя по всему, результат выражения вычисляется компилятором еще на стадии трансляции, но он словно не решается им воспользоваться:</text:p>
      <text:p text:style-name="P22"/>
      <text:p text:style-name="Standard"><text:span text:style-name="T10"><text:tab/></text:span><text:span text:style-name="T11">mov eax, [esp+arg_0]</text:span></text:p>
      <text:p text:style-name="Standard"><text:span text:style-name="T10"><text:tab/></text:span><text:span text:style-name="T11">; </text:span><text:span text:style-name="T10">загрузка </text:span><text:span text:style-name="T11">n</text:span></text:p>
      <text:p text:style-name="P11"><text:tab/></text:p>
      <text:p text:style-name="P11"><text:tab/>add<text:tab/>eax, eax</text:p>
      <text:p text:style-name="Standard"><text:span text:style-name="T11"><text:tab/></text:span><text:span text:style-name="T10">; </text:span><text:span text:style-name="T11">n</text:span><text:span text:style-name="T10"> *= 2; ( без учета знака)</text:span></text:p>
      <text:p text:style-name="P8"><text:tab/></text:p>
      <text:p text:style-name="Standard"><text:span text:style-name="T10"><text:tab/></text:span><text:span text:style-name="T11">cdq</text:span></text:p>
      <text:p text:style-name="Standard"><text:span text:style-name="T11"><text:tab/></text:span><text:span text:style-name="T10">; преобразовать двойное знаковое слово</text:span></text:p>
      <text:p text:style-name="P8"><text:tab/></text:p>
      <text:p text:style-name="Standard"><text:span text:style-name="T10"><text:tab/></text:span><text:span text:style-name="T11">sub<text:tab/>eax, edx</text:span></text:p>
      <text:p text:style-name="Standard"><text:span text:style-name="T11"><text:tab/>; </text:span><text:span text:style-name="T10">учесть знак</text:span></text:p>
      <text:p text:style-name="P8"><text:tab/></text:p>
      <text:p text:style-name="Standard"><text:span text:style-name="T10"><text:tab/></text:span><text:span text:style-name="T11">sar<text:tab/>eax, 1</text:span></text:p>
      <text:p text:style-name="P11"><text:tab/>; n /= 2;</text:p>
      <text:p text:style-name="Standard"><text:span text:style-name="T11"><text:tab/>xor</text:span><text:span text:style-name="T10"><text:tab/></text:span><text:span text:style-name="T11">eax</text:span><text:span text:style-name="T10">, </text:span><text:span text:style-name="T11">eax</text:span></text:p>
      <text:p text:style-name="Standard"><text:span text:style-name="T11"><text:tab/></text:span><text:span text:style-name="T10">; </text:span><text:span text:style-name="T11">n</text:span><text:span text:style-name="T10"> = 0;</text:span></text:p>
      <text:p text:style-name="P25">Листинг <text:sequence text:ref-name="refЛистинг17" text:name="Листинг" text:formula="ooow:Листинг+1" style:num-format="1">18</text:sequence> загадочный код, сгенерированный компилятором <text:span text:style-name="T2">vc</text:span></text:p>
      <text:p text:style-name="P23"><text:soft-page-break/>Компилятор <text:span text:style-name="T2">icl</text:span> выбрасывает мусорный код полностью, генерируя честный <text:span text:style-name="T2">XOR EAX</text:span>,<text:span text:style-name="T2">EAX</text:span>, а вот <text:span text:style-name="T2">gcc</text:span> вообще не выполняет никаких упрощений! Однако, могущество <text:span text:style-name="T2">icl</text:span> очень переменчиво. Возьмем такой пример:</text:p>
      <text:p text:style-name="P22"/>
      <text:p text:style-name="P11">main(int n, char *v)</text:p>
      <text:p text:style-name="P11">{</text:p>
      <text:p text:style-name="P11"><text:tab/>int x,y;</text:p>
      <text:p text:style-name="P11"><text:tab/>x = n-n; y = n+n;</text:p>
      <text:p text:style-name="P11"><text:tab/>return x+y-2*n+(n/n);</text:p>
      <text:p text:style-name="P11">}</text:p>
      <text:p text:style-name="P25">Листинг <text:sequence text:ref-name="refЛистинг18" text:name="Листинг" text:formula="ooow:Листинг+1" style:num-format="1">19</text:sequence><text:span text:style-name="T2"> </text:span>еще один кандидат на алгебраическое упрощение</text:p>
      <text:p text:style-name="P23">Казалось бы, чего в нем сложного? Компиляторы <text:span text:style-name="T2">vc</text:span> и <text:span text:style-name="T2">gcc</text:span> выкидывают все кроме (<text:span text:style-name="T2">n</text:span>/<text:span text:style-name="T2">n</text:span>), оставляя его на тот случай, если переменная <text:span text:style-name="T2">n</text:span> окажется равной нулю. Поразительно, но <text:span text:style-name="T2">icl</text:span> выполняет все вычисления целиком, не производя никаких упрощений.</text:p>
      <text:p text:style-name="P23">Таким образом, выполнение алгебраических упрощений — весьма капризная и непредсказуемая операция. Не надейтесь, что компилятор выполнит ее за вас!</text:p>
      <text:h text:style-name="Heading_20_3" text:outline-level="3">упрощение алгоритма</text:h>
      <text:p text:style-name="P23">Наибольший прирост производительности дает именно алгоритмическая оптимизация (например, замена пузырьковой сортировки на сортировку вставками). Никакой компилятор с этим справится не в состоянии. Во всяком случае пока. Но первый шаг уже сделан. Современные компиляторы распознают (или во всяком случае пытаются распознать) смысловую нагрузку транслируемого кода и при необходимости заменяют исходный алгоритм другим, намного более эффективным.</text:p>
      <text:p text:style-name="P23">Вот, например:</text:p>
      <text:p text:style-name="Standard"/>
      <text:p text:style-name="P11">main(int n, char **v)</text:p>
      <text:p text:style-name="P11">{</text:p>
      <text:p text:style-name="P11"><text:tab/>int a = 0; <text:s/>int b = 0;</text:p>
      <text:p text:style-name="Standard"><text:span text:style-name="T11"><text:tab/>for</text:span><text:span text:style-name="T10">(</text:span><text:span text:style-name="T11">i</text:span><text:span text:style-name="T10">=0; </text:span><text:span text:style-name="T11">i</text:span><text:span text:style-name="T10">&lt;</text:span><text:span text:style-name="T11">n</text:span><text:span text:style-name="T10">; </text:span><text:span text:style-name="T11">i</text:span><text:span text:style-name="T10">++) </text:span><text:span text:style-name="T11">a</text:span><text:span text:style-name="T10">++;<text:tab/>// многократное сложение – это умножение</text:span></text:p>
      <text:p text:style-name="Standard"><text:span text:style-name="T10"><text:tab/></text:span><text:span text:style-name="T11">for(j=0; j&lt;n; j++) b++;</text:span></text:p>
      <text:p text:style-name="Standard"><text:span text:style-name="T10"><text:tab/></text:span><text:span text:style-name="T11">return a*b;</text:span></text:p>
      <text:p text:style-name="P8">}</text:p>
      <text:p text:style-name="P25">Листинг <text:sequence text:ref-name="refЛистинг19" text:name="Листинг" text:formula="ooow:Листинг+1" style:num-format="1">20</text:sequence> кандидат на упрощение алгоритма</text:p>
      <text:p text:style-name="P23">Для человека очевидно, что этот код можно записать так: (<text:span text:style-name="T2">n</text:span>*<text:span text:style-name="T2">n</text:span>). Мой любимый <text:span text:style-name="T2">vc</text:span> именно так и поступает, а вот <text:span text:style-name="T2">icl</text:span> с <text:span text:style-name="T2">gcc</text:span> накручивают циклы на кардан.</text:p>
      <text:p text:style-name="Standard"/>
      <text:h text:style-name="Heading_20_3" text:outline-level="3">использование подвыражений</text:h>
      <text:p text:style-name="P23">Хорошие оптимизаторы никогда не вычисляют значение одного и того же выражения дважды. Рассмотрим следующий пример:</text:p>
      <text:p text:style-name="Standard"/>
      <text:p text:style-name="Standard"><text:span text:style-name="T10"><text:tab/></text:span><text:span text:style-name="T11">a = x*y + n;</text:span></text:p>
      <text:p text:style-name="Standard"><text:span text:style-name="T10"><text:tab/></text:span><text:span text:style-name="T11">b</text:span><text:span text:style-name="T10"> = </text:span><text:span text:style-name="T11">x</text:span><text:span text:style-name="T10">*</text:span><text:span text:style-name="T11">y</text:span><text:span text:style-name="T10"> - </text:span><text:span text:style-name="T11">n</text:span><text:span text:style-name="T10">;<text:tab/>// выражение (</text:span><text:span text:style-name="T11">x</text:span><text:span text:style-name="T10">*</text:span><text:span text:style-name="T11">y</text:span><text:span text:style-name="T10">) уже встречалось! и </text:span><text:span text:style-name="T11">x</text:span><text:span text:style-name="T10">,</text:span><text:span text:style-name="T11">y</text:span><text:span text:style-name="T10"> с тех пор не менялись!</text:span></text:p>
      <text:p text:style-name="P25">Листинг <text:sequence text:ref-name="refЛистинг20" text:name="Листинг" text:formula="ooow:Листинг+1" style:num-format="1">21</text:sequence><text:span text:style-name="T2"> </text:span>подвыражение (<text:span text:style-name="T2">x</text:span>*<text:span text:style-name="T2">y</text:span>)<text:span text:style-name="T2"> </text:span>– общее</text:p>
      <text:p text:style-name="P22">Чтобы избавиться от лишнего умножения этот код необходимо переписать так:</text:p>
      <text:p text:style-name="P22"/>
      <text:p text:style-name="Standard"><text:span text:style-name="T10"><text:tab/></text:span><text:span text:style-name="T11">t</text:span><text:span text:style-name="T10"> = </text:span><text:span text:style-name="T11">x</text:span><text:span text:style-name="T10">*</text:span><text:span text:style-name="T11">y</text:span><text:span text:style-name="T10">;<text:tab/>// вычислить выражение (</text:span><text:span text:style-name="T11">x</text:span><text:span text:style-name="T10">*</text:span><text:span text:style-name="T11">y</text:span><text:span text:style-name="T10">) и запомнить результат</text:span></text:p>
      <text:p text:style-name="Standard"><text:span text:style-name="T10"><text:tab/></text:span><text:span text:style-name="T11">a</text:span><text:span text:style-name="T10"> = </text:span><text:span text:style-name="T11">t</text:span><text:span text:style-name="T10"> + </text:span><text:span text:style-name="T11">n</text:span><text:span text:style-name="T10">;<text:tab/>// подстановка уже вычисленного значения</text:span></text:p>
      <text:p text:style-name="Standard"><text:span text:style-name="T10"><text:tab/></text:span><text:span text:style-name="T11">b</text:span><text:span text:style-name="T10"> = </text:span><text:span text:style-name="T11">t</text:span><text:span text:style-name="T10"> - </text:span><text:span text:style-name="T11">n</text:span><text:span text:style-name="T10">;<text:tab/>// подстановка уже вычисленного значения</text:span></text:p>
      <text:p text:style-name="P25">Листинг<text:span text:style-name="T2"> </text:span><text:sequence text:ref-name="refЛистинг21" text:name="Листинг" text:formula="ooow:Листинг+1" style:num-format="1">22</text:sequence><text:span text:style-name="T2"> </text:span>оптимизированный вариант</text:p>
      <text:p text:style-name="P23">Американцы называют это "удалением избыточности" (<text:span text:style-name="T2">redundancy</text:span> <text:span text:style-name="T2">elimination</text:span>) или "совместным использованием общих выражений" (<text:span text:style-name="T2">Share</text:span> <text:span text:style-name="T2">Common</text:span> <text:span text:style-name="T2">Subexpressions</text:span>). Полное удаление избыточности (оно же <text:span text:style-name="T2">Full</text:span> <text:span text:style-name="T2">Redundancy</text:span> <text:span text:style-name="T2">Elimination</text:span> или сокращенно <text:span text:style-name="T2">FRE</text:span>) предполагает, что совместное использование выражение происходит только в основных путях (<text:span text:style-name="T2">path</text:span>) выполнения программы. Ветвления при этом игнорируются. Частичное удаление избыточности (оно же <text:span text:style-name="T2">Partial</text:span> <text:span text:style-name="T2">redundancy</text:span> <text:span text:style-name="T2">elimination</text:span> или сокращенно <text:span text:style-name="T2">PRE</text:span>), охватывает весь программный код — как внутри ветвлений, так и снаружи. То есть, частичное удаление избыточности удаляет <text:soft-page-break/>избыточность намного лучше, чем полное, хотя при полном программа компилируется чуть-чуть быстрее. Вот такая вот терминологическая путаница. Вся заковырка в том, что выражение "<text:span text:style-name="T2">Partial</text:span> <text:span text:style-name="T2">redundancy</text:span> <text:span text:style-name="T2">elimination</text:span>" переводится на русский языке отнюдь не как "частичное удаление избыточности" (хоть это и общепринятый вариант), а "удаление частичной избыточности", а "<text:span text:style-name="T2">full</text:span> <text:span text:style-name="T2">redundancy</text:span> <text:span text:style-name="T2">elimination</text:span>"<text:span text:style-name="T2"> </text:span>– "удаление полной избыточности", что совсем не одно и тоже!</text:p>
      <text:p text:style-name="P23">Все три рассматриваемых компилятора поддерживают совместное использование выражений. С приведенным примером они справляются легко. Но давайте усложним задачу, предложив им код подсчета суммы соседних элементов массива:</text:p>
      <text:p text:style-name="P22"/>
      <text:p text:style-name="Standard"><text:span text:style-name="T10"><text:tab/></text:span><text:span text:style-name="T11">/* Sum neighbors of i,j */</text:span></text:p>
      <text:p text:style-name="Standard"><text:span text:style-name="T11"><text:tab/>up<text:tab/>= a[(i-1)*n + j <text:s/>];</text:span></text:p>
      <text:p text:style-name="P11"><text:tab/>down<text:tab/>= a[(i+1)*n + j <text:s/>];</text:p>
      <text:p text:style-name="P11"><text:tab/>left<text:tab/>= a[i*n <text:s text:c="4"/>+ j-1];</text:p>
      <text:p text:style-name="P11"><text:tab/>right<text:tab/>= a[i*n <text:s text:c="4"/>+ j+1];</text:p>
      <text:p text:style-name="P11"><text:tab/>sum<text:tab/>= up + down + left + right;</text:p>
      <text:p text:style-name="P25">Листинг <text:sequence text:ref-name="refЛистинг22" text:name="Листинг" text:formula="ooow:Листинг+1" style:num-format="1">23</text:sequence><text:span text:style-name="T2"> </text:span>пример с неочевидной разбивкой на подвыражения</text:p>
      <text:p text:style-name="P23">Даже для человека не совсем очевидно, что его можно переписать так, сократив количество операций умножения с четырех до одного:</text:p>
      <text:p text:style-name="P22"/>
      <text:p text:style-name="Standard"><text:span text:style-name="T10"><text:tab/></text:span><text:span text:style-name="T11">inj</text:span><text:span text:style-name="T10"> = </text:span><text:span text:style-name="T11">i</text:span><text:span text:style-name="T10">*</text:span><text:span text:style-name="T11">n</text:span><text:span text:style-name="T10"> + </text:span><text:span text:style-name="T11">j</text:span><text:span text:style-name="T10">;<text:tab/><text:tab/><text:tab/>// однократное вычисление подвыражения</text:span></text:p>
      <text:p text:style-name="Standard"><text:span text:style-name="T10"><text:tab/></text:span><text:span text:style-name="T11">up</text:span><text:span text:style-name="T10"> = <text:s text:c="3"/></text:span><text:span text:style-name="T11">val</text:span><text:span text:style-name="T10">[</text:span><text:span text:style-name="T11">inj</text:span><text:span text:style-name="T10"> - </text:span><text:span text:style-name="T11">n</text:span><text:span text:style-name="T10">];<text:tab/><text:tab/>// избавление от лишнего сложения</text:span></text:p>
      <text:p text:style-name="Standard"><text:span text:style-name="T10"><text:tab/></text:span><text:span text:style-name="T11">down</text:span><text:span text:style-name="T10"> = <text:s/></text:span><text:span text:style-name="T11">val</text:span><text:span text:style-name="T10">[</text:span><text:span text:style-name="T11">inj</text:span><text:span text:style-name="T10"> + </text:span><text:span text:style-name="T11">n</text:span><text:span text:style-name="T10">];<text:tab/><text:tab/>// избавления от одного сложения и умножения</text:span></text:p>
      <text:p text:style-name="Standard"><text:span text:style-name="T10"><text:tab/></text:span><text:span text:style-name="T11">left</text:span><text:span text:style-name="T10"> = <text:s/></text:span><text:span text:style-name="T11">val</text:span><text:span text:style-name="T10">[</text:span><text:span text:style-name="T11">inj</text:span><text:span text:style-name="T10"> - 1];<text:tab/><text:tab/>// избавление от одного сложения и умножения</text:span></text:p>
      <text:p text:style-name="Standard"><text:span text:style-name="T10"><text:tab/></text:span><text:span text:style-name="T11">right</text:span><text:span text:style-name="T10"> = </text:span><text:span text:style-name="T11">val</text:span><text:span text:style-name="T10">[</text:span><text:span text:style-name="T11">inj</text:span><text:span text:style-name="T10"> + 1];<text:tab/><text:tab/>// избавление от одного сложения и умножения</text:span></text:p>
      <text:p text:style-name="Standard"><text:span text:style-name="T10"><text:tab/></text:span><text:span text:style-name="T11">sum = up + down + left + right;</text:span></text:p>
      <text:p text:style-name="P25">Листинг <text:sequence text:ref-name="refЛистинг23" text:name="Листинг" text:formula="ooow:Листинг+1" style:num-format="1">24</text:sequence> полностью оптимизированный вариант (ручная оптимизация)</text:p>
      <text:p text:style-name="P23">Компилятор <text:span text:style-name="T2">vc</text:span> успешно удалил лишнее выражение (<text:span text:style-name="T2">i</text:span>*<text:span text:style-name="T2">n</text:span>), избавившись от одного умножения и сгенерировал довольно туманный и тормознутый код, не оправдывающий возлагаемых на него надежд. Аналогичным образом поступил и <text:span text:style-name="T2">gcc</text:span>. Его основной конкурент — <text:span text:style-name="T2">icl</text:span> хоть и сократил количество умножений наполовину, сгенерировал очень громоздкий код, сводящий на нет весь выигрыш от оптимизации. Короче говоря, с предложенным примером в полной мере не справился никто и для достижения наивысшей производительности программист должен выполнять все преобразования самостоятельно. По крайней мере необходимо добиться, чтобы все совместно используемые выражения в исходном тексте присутствовали в явном виде.</text:p>
      <text:p text:style-name="P23">А как обстоят дела с удалением частичной избыточности? Добавим в нашу программу ветвление и перекомпилируем пример:</text:p>
      <text:p text:style-name="Standard"/>
      <text:p text:style-name="Standard"><text:span text:style-name="T15"><text:tab/></text:span><text:span text:style-name="T11">if (n) a = x*y + n; else a = x*y - n;</text:span></text:p>
      <text:p text:style-name="P25">Листинг <text:sequence text:ref-name="refЛистинг24" text:name="Листинг" text:formula="ooow:Листинг+1" style:num-format="1">25</text:sequence><text:span text:style-name="T2"> </text:span>случай удаления частичной избыточности</text:p>
      <text:p text:style-name="P23">Компилятор <text:span text:style-name="T2">vc</text:span> уже не справляется и генерирует две операции умножения, вместо одной. А вот компиляторы <text:span text:style-name="T2">icl</text:span> и <text:span text:style-name="T2">gcc</text:span> поступают правильно, вычисляя выражение (<text:span text:style-name="T2">x</text:span>*<text:span text:style-name="T2">y</text:span>) всего один раз.</text:p>
      <text:h text:style-name="Heading_20_2" text:outline-level="2">сводная таблица качества оптимизации</text:h>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4">компилятор</text:p>
            <text:p text:style-name="P13">действие</text:p>
          </table:table-cell>
          <table:table-cell table:style-name="Table1.B1" office:value-type="string">
            <text:p text:style-name="P15"><text:span text:style-name="T19">Microsoft</text:span><text:span text:style-name="T20"> </text:span><text:span text:style-name="T19">Visual</text:span><text:span text:style-name="T20"> </text:span><text:span text:style-name="T19">C</text:span><text:span text:style-name="T20">++ 6</text:span></text:p>
          </table:table-cell>
          <table:table-cell table:style-name="Table1.B1" office:value-type="string">
            <text:p text:style-name="P7">Intel C++ 8.0</text:p>
          </table:table-cell>
          <table:table-cell table:style-name="Table1.D1" office:value-type="string">
            <text:p text:style-name="P7">GCC 3.3.4</text:p>
          </table:table-cell>
        </table:table-row>
        <table:table-row table:style-name="Table1.1">
          <table:table-cell table:style-name="Table1.B1" office:value-type="string">
            <text:p text:style-name="P5">свертка констант</text:p>
          </table:table-cell>
          <table:table-cell table:style-name="Table1.B1" office:value-type="string">
            <text:p text:style-name="P6">выполняет улучшенную свертку</text:p>
          </table:table-cell>
          <table:table-cell table:style-name="Table1.B1" office:value-type="string">
            <text:p text:style-name="P6">выполняет улучшенную свертку</text:p>
          </table:table-cell>
          <table:table-cell table:style-name="Table1.D1" office:value-type="string">
            <text:p text:style-name="P6">выполняет улучшенную свертку</text:p>
          </table:table-cell>
        </table:table-row>
        <table:table-row table:style-name="Table1.1">
          <table:table-cell table:style-name="Table1.B1" office:value-type="string">
            <text:p text:style-name="P5">объединение констант</text:p>
          </table:table-cell>
          <table:table-cell table:style-name="Table1.B1" office:value-type="string">
            <text:p text:style-name="P6">никогда не объединяет</text:p>
          </table:table-cell>
          <table:table-cell table:style-name="Table1.B1" office:value-type="string">
            <text:p text:style-name="P6">объединяет идентичные строковые и вещественные константы</text:p>
          </table:table-cell>
          <table:table-cell table:style-name="Table1.D1" office:value-type="string">
            <text:p text:style-name="P6">объединяет идентичные строковые и вещественные константы</text:p>
          </table:table-cell>
        </table:table-row>
        <table:table-row table:style-name="Table1.1">
          <table:table-cell table:style-name="Table1.B1" office:value-type="string">
            <text:p text:style-name="P4">константная подстановка в условиях</text:p>
          </table:table-cell>
          <table:table-cell table:style-name="Table1.B1" office:value-type="string">
            <text:p text:style-name="P6">подставляет</text:p>
          </table:table-cell>
          <table:table-cell table:style-name="Table1.B1" office:value-type="string">
            <text:p text:style-name="P6">не подставляет</text:p>
          </table:table-cell>
          <table:table-cell table:style-name="Table1.D1" office:value-type="string">
            <text:p text:style-name="P6">подставляет</text:p>
          </table:table-cell>
        </table:table-row>
        <table:table-row table:style-name="Table1.1">
          <table:table-cell table:style-name="Table1.B1" office:value-type="string">
            <text:p text:style-name="P5">свертка функций</text:p>
          </table:table-cell>
          <table:table-cell table:style-name="Table1.B1" office:value-type="string">
            <text:p text:style-name="P6">сворачивает только встраиваемые</text:p>
          </table:table-cell>
          <table:table-cell table:style-name="Table1.B1" office:value-type="string">
            <text:p text:style-name="P15"><text:span text:style-name="T16">с ключом -</text:span><text:span text:style-name="T18">ipo</text:span><text:span text:style-name="T16"> сворачивает все</text:span></text:p>
          </table:table-cell>
          <table:table-cell table:style-name="Table1.D1" office:value-type="string">
            <text:p text:style-name="P6">сворачивает только встраиваемые</text:p>
          </table:table-cell>
        </table:table-row>
        <table:table-row table:style-name="Table1.1">
          <table:table-cell table:style-name="Table1.B1" office:value-type="string">
            <text:p text:style-name="P4">удаление мертвого кода</text:p>
          </table:table-cell>
          <table:table-cell table:style-name="Table1.B1" office:value-type="string">
            <text:p text:style-name="P6">удаляет только в основной ветке</text:p>
          </table:table-cell>
          <table:table-cell table:style-name="Table1.B1" office:value-type="string">
            <text:p text:style-name="P6">удаляет во всех ветках</text:p>
          </table:table-cell>
          <table:table-cell table:style-name="Table1.D1" office:value-type="string">
            <text:p text:style-name="P6">удаляет только в основной ветке</text:p>
          </table:table-cell>
        </table:table-row>
        <table:table-row table:style-name="Table1.1">
          <table:table-cell table:style-name="Table1.B1" office:value-type="string">
            <text:p text:style-name="P5">удаление неиспользуемых функций</text:p>
          </table:table-cell>
          <table:table-cell table:style-name="Table1.B1" office:value-type="string">
            <text:p text:style-name="P6">никогда не удаляет</text:p>
          </table:table-cell>
          <table:table-cell table:style-name="Table1.B1" office:value-type="string">
            <text:p text:style-name="P15"><text:span text:style-name="T16">удаляет с ключом –</text:span><text:span text:style-name="T18">ipo</text:span></text:p>
          </table:table-cell>
          <table:table-cell table:style-name="Table1.D1" office:value-type="string">
            <text:p text:style-name="P6">никогда не удаляет</text:p>
          </table:table-cell>
        </table:table-row>
        <table:table-row table:style-name="Table1.1">
          <table:table-cell table:style-name="Table1.B1" office:value-type="string">
            <text:p text:style-name="P5">удаление неиспользуемых переменных</text:p>
          </table:table-cell>
          <table:table-cell table:style-name="Table1.B1" office:value-type="string">
            <text:p text:style-name="P6">удаляет с все неявно <text:soft-page-break/>неиспользуемые отслеживанием генетических связей</text:p>
          </table:table-cell>
          <table:table-cell table:style-name="Table1.B1" office:value-type="string">
            <text:p text:style-name="P6">удаляет с все неявно <text:soft-page-break/>неиспользуемые отслеживанием генетических связей</text:p>
          </table:table-cell>
          <table:table-cell table:style-name="Table1.D1" office:value-type="string">
            <text:p text:style-name="P6">удаляет с все неявно <text:soft-page-break/>неиспользуемые отслеживанием генетических связей</text:p>
          </table:table-cell>
        </table:table-row>
        <table:table-row table:style-name="Table1.1">
          <table:table-cell table:style-name="Table1.B1" office:value-type="string">
            <text:p text:style-name="P5">удаление неиспользуемых выражений</text:p>
          </table:table-cell>
          <table:table-cell table:style-name="Table1.B1" office:value-type="string">
            <text:p text:style-name="P6">удаляет</text:p>
          </table:table-cell>
          <table:table-cell table:style-name="Table1.B1" office:value-type="string">
            <text:p text:style-name="P6">удаляет</text:p>
          </table:table-cell>
          <table:table-cell table:style-name="Table1.D1" office:value-type="string">
            <text:p text:style-name="P6">удаляет</text:p>
          </table:table-cell>
        </table:table-row>
        <table:table-row table:style-name="Table1.1">
          <table:table-cell table:style-name="Table1.B1" office:value-type="string">
            <text:p text:style-name="P4">удаление лишних обращений к памяти</text:p>
          </table:table-cell>
          <table:table-cell table:style-name="Table1.B1" office:value-type="string">
            <text:p text:style-name="P6">частично</text:p>
          </table:table-cell>
          <table:table-cell table:style-name="Table1.B1" office:value-type="string">
            <text:p text:style-name="P6">частично</text:p>
          </table:table-cell>
          <table:table-cell table:style-name="Table1.D1" office:value-type="string">
            <text:p text:style-name="P6">частично</text:p>
          </table:table-cell>
        </table:table-row>
        <table:table-row table:style-name="Table1.1">
          <table:table-cell table:style-name="Table1.B1" office:value-type="string">
            <text:p text:style-name="P4">удаление копий переменных</text:p>
          </table:table-cell>
          <table:table-cell table:style-name="Table1.B1" office:value-type="string">
            <text:p text:style-name="P6">удаляет</text:p>
          </table:table-cell>
          <table:table-cell table:style-name="Table1.B1" office:value-type="string">
            <text:p text:style-name="P6">удаляет</text:p>
          </table:table-cell>
          <table:table-cell table:style-name="Table1.D1" office:value-type="string">
            <text:p text:style-name="P6">удаляет</text:p>
          </table:table-cell>
        </table:table-row>
        <table:table-row table:style-name="Table1.1">
          <table:table-cell table:style-name="Table1.B1" office:value-type="string">
            <text:p text:style-name="P4">размножение переменных</text:p>
          </table:table-cell>
          <table:table-cell table:style-name="Table1.B1" office:value-type="string">
            <text:p text:style-name="P6">не размножает</text:p>
          </table:table-cell>
          <table:table-cell table:style-name="Table1.B1" office:value-type="string">
            <text:p text:style-name="P6">размножает</text:p>
          </table:table-cell>
          <table:table-cell table:style-name="Table1.D1" office:value-type="string">
            <text:p text:style-name="P6">не размножает</text:p>
          </table:table-cell>
        </table:table-row>
        <table:table-row table:style-name="Table1.1">
          <table:table-cell table:style-name="Table1.B1" office:value-type="string">
            <text:p text:style-name="P4">распределение переменных по регистрам</text:p>
          </table:table-cell>
          <table:table-cell table:style-name="Table1.B1" office:value-type="string">
            <text:p text:style-name="P6">распределяет отлично</text:p>
          </table:table-cell>
          <table:table-cell table:style-name="Table1.B1" office:value-type="string">
            <text:p text:style-name="P6">распределяет плохо</text:p>
          </table:table-cell>
          <table:table-cell table:style-name="Table1.D1" office:value-type="string">
            <text:p text:style-name="P6">распределяет средне</text:p>
          </table:table-cell>
        </table:table-row>
        <table:table-row table:style-name="Table1.1">
          <table:table-cell table:style-name="Table1.B1" office:value-type="string">
            <text:p text:style-name="P4">реассоциацирует регистры</text:p>
          </table:table-cell>
          <table:table-cell table:style-name="Table1.B1" office:value-type="string">
            <text:p text:style-name="P6">не реассоцирует</text:p>
          </table:table-cell>
          <table:table-cell table:style-name="Table1.B1" office:value-type="string">
            <text:p text:style-name="P6">реассоцирует</text:p>
          </table:table-cell>
          <table:table-cell table:style-name="Table1.D1" office:value-type="string">
            <text:p text:style-name="P6">не реассоцирует</text:p>
          </table:table-cell>
        </table:table-row>
        <table:table-row table:style-name="Table1.1">
          <table:table-cell table:style-name="Table1.B1" office:value-type="string">
            <text:p text:style-name="P5">алгебраическое упрощение выражений</text:p>
          </table:table-cell>
          <table:table-cell table:style-name="Table1.B1" office:value-type="string">
            <text:p text:style-name="P6">в большинстве случаев выполняет упрощение</text:p>
          </table:table-cell>
          <table:table-cell table:style-name="Table1.B1" office:value-type="string">
            <text:p text:style-name="P6">упрощает простые и некоторые сложные выражения</text:p>
          </table:table-cell>
          <table:table-cell table:style-name="Table1.D1" office:value-type="string">
            <text:p text:style-name="P6">упрощает простые выражения</text:p>
          </table:table-cell>
        </table:table-row>
        <table:table-row table:style-name="Table1.1">
          <table:table-cell table:style-name="Table1.B1" office:value-type="string">
            <text:p text:style-name="P4">упрощение алгоритма</text:p>
          </table:table-cell>
          <table:table-cell table:style-name="Table1.B1" office:value-type="string">
            <text:p text:style-name="P6">упрощает некоторые операции</text:p>
          </table:table-cell>
          <table:table-cell table:style-name="Table1.B1" office:value-type="string">
            <text:p text:style-name="P6">никогда не выполняет</text:p>
          </table:table-cell>
          <table:table-cell table:style-name="Table1.D1" office:value-type="string">
            <text:p text:style-name="P6">никогда не выполняет</text:p>
          </table:table-cell>
        </table:table-row>
        <table:table-row table:style-name="Table1.1">
          <table:table-cell table:style-name="Table1.B1" office:value-type="string">
            <text:p text:style-name="P4">использование подвыражений</text:p>
          </table:table-cell>
          <table:table-cell table:style-name="Table1.B1" office:value-type="string">
            <text:p text:style-name="P6">распознает явные подвыражения только в основной ветке</text:p>
          </table:table-cell>
          <table:table-cell table:style-name="Table1.B1" office:value-type="string">
            <text:p text:style-name="P6">распознает все явные и частично неявные подвыражения во всех ветках</text:p>
          </table:table-cell>
          <table:table-cell table:style-name="Table1.D1" office:value-type="string">
            <text:p text:style-name="P6">распознает явные подвыражения во всех ветках</text:p>
          </table:table-cell>
        </table:table-row>
      </table:table>
      <text:p text:style-name="P25">Таблица<text:span text:style-name="T2"> </text:span><text:sequence text:ref-name="refТаблица0" text:name="Таблица" text:formula="ooow:Таблица+1" style:num-format="1">1</text:sequence><text:span text:style-name="T2"> </text:span>механизмы оптимизации, поддерживаемые различными компиляторами</text:p>
      <text:h text:style-name="Heading_20_2" text:outline-level="2">заключение</text:h>
      <text:p text:style-name="P23">Современные методики оптимизации носят довольно противоречивый характер. С одной стороны, они улучшают код, с другой — страдают непредсказуемыми побочными эффектами. Опытные программисты подобных "вольностей" не одобряют и режимом агрессивной оптимизации пользуются с большой осторожностью. Однако, полностью отказываться от машинной оптимизации даже самые закоренелые консерваторы уже не решаются. Ручное "вылизывание" кода обходится слишком дорого, правда последствия иной оптимизации выходят еще дороже. Наращивая мощь оптимизаторов, разработчики компиляторов допускают все больше ошибок и в ответственных случаях программистам приходится идти на компромисс, поручая оптимизатору только ту часть работы, в результате которой можно быть полностью уверенным (свертка констант, константная подстановка и т. д.)</text:p>
      <text:p text:style-name="P23">Собственно говоря, наше исследование компиляторов еще не закончено и перечисленные приемы оптимизации это даже не верхушка айсберга, а небольшой его кусочек. В следующей статье этого цикла мы рассмотрим трансформацию циклов и прочие виды ветвлений. Уверяю вас, это очень интересная тема и здесь есть чему поучиться! (ну дожили… трансляторы учат программистов… [бурчание удаляющегося мыщъх'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техника оптимизации под линуха</dc:title>
    <meta:initial-creator>Kris Kaspersky</meta:initial-creator>
    <meta:creation-date>2001-04-11T09:14:00</meta:creation-date>
    <dc:creator>kris kaspersky</dc:creator>
    <dc:date>2005-02-21T07:10:00</dc:date>
    <meta:editing-cycles>687</meta:editing-cycles>
    <meta:editing-duration>P1DT11H42M</meta:editing-duration>
    <meta:document-statistic meta:table-count="1" meta:image-count="0" meta:object-count="0" meta:page-count="11" meta:paragraph-count="362" meta:word-count="4348" meta:character-count="30738" meta:non-whitespace-character-count="26514"/>
    <meta:generator>LibreOffice/5.2.3.3$Linux_X86_64 LibreOffice_project/20m0$Build-3</meta:generator>
  </office:meta>
</office:document-meta>
</file>